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4000000AA0FD6520699F9051B.png" manifest:media-type="image/png"/>
  <manifest:file-entry manifest:full-path="Pictures/100032170000232800001194D05ABBAFB245491F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style-name="gr1" draw:text-style-name="P1" svg:width="6.002cm" svg:height="3.001cm" svg:x="0cm" svg:y="0cm"><draw:image xlink:href="Pictures/100032170000232800001194D05ABBAFB245491F.svg" xlink:type="simple" xlink:show="embed" xlink:actuate="onLoad" loext:mime-type="image/svg+xml"><text:p/></draw:image><draw:image xlink:href="Pictures/1000020100000154000000AA0FD6520699F9051B.png" xlink:type="simple" xlink:show="embed" xlink:actuate="onLoad" loext:mime-type="image/png"/><svg:desc>140</svg:desc><loext:signatureline loext:id="{41CF56EE-331B-4125-97D8-2F5669DD3AAC}" loext:suggested-signer-name="test user" loext:show-sign-date="true" loext:can-add-comment="true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4:16:10.911623200</meta:creation-date>
    <dc:date>2018-11-13T14:16:48.691970974</dc:date>
    <meta:editing-duration>PT3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6.2.0.0.alpha1$Linux_X86_64 LibreOffice_project/23783a27b765876cbd08fdedd0ca8b3cd23e7864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df0009003e00c0000800e2004c004200950054000500bd0030004d00800037">
    <SignedInfo>
      <CanonicalizationMethod Algorithm="http://www.w3.org/TR/2001/REC-xml-c14n-20010315"/>
      <SignatureMethod Algorithm="http://www.w3.org/2001/04/xmldsig-more#rsa-sha256"/>
      <Reference URI="meta.xml">
        <Transforms>
          <Transform Algorithm="http://www.w3.org/TR/2001/REC-xml-c14n-20010315"/>
        </Transforms>
        <DigestMethod Algorithm="http://www.w3.org/2001/04/xmlenc#sha256"/>
        <DigestValue>/HuhIbhIOkfTSV7FfdM3Y4KJAvFkSZTqZgEejP/T438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30+8GHiBt8NVKt6ALqi69C/TuTvl43rzhsi2zFTTGv0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L5/1JCuTWpUf/71+Kzmbw5c+ck2kC0wdRr5afg94JRo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tsLwOvGrcP5uy+8BoDH55oxUarkcxWI0PcKsw8LCCts=</DigestValue>
      </Reference>
      <Reference URI="Thumbnails/thumbnail.png">
        <DigestMethod Algorithm="http://www.w3.org/2001/04/xmlenc#sha256"/>
        <DigestValue>KfaFo9i8YfuGu7Qv4zwAJIkKkL8URf4X60Gz5nz2SEo=</DigestValue>
      </Reference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rrKXmEsmowvZom8wSzm8fZGiZFdJs1578/RMS5UR3HU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q6xwfWSjRAAFpdDDYvMHUTm3jZSvA+gn6k8Ni04Mx3g=</DigestValue>
      </Reference>
      <Reference URI="Pictures/1000020100000154000000AA0FD6520699F9051B.png">
        <DigestMethod Algorithm="http://www.w3.org/2001/04/xmlenc#sha256"/>
        <DigestValue>seXcPXCA53lsaLPWSjVMunvNWx1b0wHXO2jA73cUlyY=</DigestValue>
      </Reference>
      <Reference URI="Pictures/100032170000232800001194D05ABBAFB245491F.svg">
        <DigestMethod Algorithm="http://www.w3.org/2001/04/xmlenc#sha256"/>
        <DigestValue>5IdzEhDsjrTFj4n/LPUNJfLwkSA+I9CQCRrKjSAo3z8=</DigestValue>
      </Reference>
      <Reference URI="#ID_008c00f90086005400df0069004f002100a6000300db008800f1005500740007">
        <DigestMethod Algorithm="http://www.w3.org/2001/04/xmlenc#sha256"/>
        <DigestValue>scZY15imtyGv6+jcESo0Hadnr3Y23z3h6S4/60LKeFo=</DigestValue>
      </Reference>
      <Reference URI="#idSignedProperties" Type="http://uri.etsi.org/01903#SignedProperties">
        <DigestMethod Algorithm="http://www.w3.org/2001/04/xmlenc#sha256"/>
        <DigestValue>ZQ4Pr6tEm2qnPMMr/+KdU/AWCl8mJSfX+3Wy7E90xmo=</DigestValue>
      </Reference>
      <Reference URI="#ID_002e0014004b000500eb0022004e0000008f009f006e00e5006e00e6009300cf">
        <DigestMethod Algorithm="http://www.w3.org/2001/04/xmlenc#sha256"/>
        <DigestValue>sFD/O4MUfPxYWLLuOKP+11TUcHfYqpt/EnLncu49EMw=</DigestValue>
      </Reference>
    </SignedInfo>
    <SignatureValue>Bpw2bE+o507E0CQDVDaKmrJ4X/s4sguHvDHOvpPRgMXNwCO0nqeMSaA6xdL44qFT
h14RAoT0ibN0iHO7ewrcVpoCWsLlp3dxOb0u5I/j6wp/nSiqBKlugDTH239FAXV6
phXuahlObTGi2+uXyROPiu1EwWWWl1NAO3ubJjhvKPkdPvCfioaFk8lw16K9o/Y3
LZaZ66CKC0Udg5/BBqHzUlr2FxJBLnstn21ohc7tEKZ46lT1wkZES78aAlvDTkrz
IuK5XGLeR337Ia7tdF3E/0KOgp72O4cK56QW1bfJG44czNbj21gE38UxCe6kEBgq
Hyc84TeFIlSutncU7/eW1Q==</SignatureValue>
    <KeyInfo>
      <X509Data>
        <X509IssuerSerial>
          <X509IssuerName>E=support@cacert.org,CN=CA Cert Signing Authority,OU=http://www.cacert.org,O=Root CA</X509IssuerName>
          <X509SerialNumber>1285436</X509SerialNumber>
        </X509IssuerSerial>
        <X509Certificate>MIIFfTCCA2WgAwIBAgIDE508MA0GCSqGSIb3DQEBCwUAMHkxEDAOBgNVBAoTB1Jvb3QgQ0ExHjAcBgNVBAsTFWh0dHA6Ly93d3cuY2FjZXJ0Lm9yZzEiMCAGA1UEAxMZQ0EgQ2VydCBTaWduaW5nIEF1dGhvcml0eTEhMB8GCSqGSIb3DQEJARYSc3VwcG9ydEBjYWNlcnQub3JnMB4XDTE4MDUxNTE1MTc1N1oXDTE4MTExMTE1MTc1N1owQDEYMBYGA1UEAxMPQ0FjZXJ0IFdvVCBVc2VyMSQwIgYJKoZIhvcNAQkBFhVzLm1laHJicm9kdEBnbWFpbC5jb20wggEiMA0GCSqGSIb3DQEBAQUAA4IBDwAwggEKAoIBAQCZzoq2pzTmipuKWtDKgbaHNBFBhOXnkS4uu5saJ7PJXIfANqu3UfDCs4I5QNAqLa/QifNVUyIkJutUjVpRTY16/JZm4Mfa0rLi7KdIV3qntY2p7DEihnRKqIzJaQW1iRMMv6ShaewK0CKsZNIzso1uUA34AT0C3kGxlJk/ackRftoFjNo8oV5ap+2B8lRH42Zo6NJSx2vdBzijnr1oVC/3AyAz+3zM+S//bu92b3ctGF0uVORobU2dyn6vBU2laq8rFhLOg9ZrHdHZ16v2S2ZzbcqJS2NhUKScpFDCgLmNMLgMHUpmdgidPYv5d4yK3imJMK8r+DvgbWnLQBPDxAmBAgMBAAGjggFFMIIBQTAMBgNVHRMBAf8EAjAAMFYGCWCGSAGG+EIBDQRJFkdUbyBnZXQgeW91ciBvd24gY2VydGlmaWNhdGUgZm9yIEZSRUUgaGVhZCBvdmVyIHRvIGh0dHA6Ly93d3cuQ0FjZXJ0Lm9yZzAOBgNVHQ8BAf8EBAMCA6gwQAYDVR0lBDkwNwYIKwYBBQUHAwQGCCsGAQUFBwMCBgorBgEEAYI3CgMEBgorBgEEAYI3CgMDBglghkgBhvhCBAEwMgYIKwYBBQUHAQEEJjAkMCIGCCsGAQUFBzABhhZodHRwOi8vb2NzcC5jYWNlcnQub3JnMDEGA1UdHwQqMCgwJqAkoCKGIGh0dHA6Ly9jcmwuY2FjZXJ0Lm9yZy9yZXZva2UuY3JsMCAGA1UdEQQZMBeBFXMubWVocmJyb2R0QGdtYWlsLmNvbTANBgkqhkiG9w0BAQsFAAOCAgEASDyX5F1bOZe+dmehkSashzd75PUDGkq5483Yg9IgS2YrB324ZE3mNPsK+TmxSSndYgnI2qIVMPSejesJ/y8UvX+9b0+mpKSU1G76kc0eMFzVM50oP89RRILwBmpwTeDu7YIqX9J1j+KaAUzWoEd3zED1yMUOhU1dgAVFaj1wy/eHxqUXL8w1EKXXGH5yMIq1MWL2fRKpLZwho4SNcTtEU01LXNj4+QGqNPJE1rIQM7AlzykhBFKdDKnJQV+rP3+i7+MfbAyB3ny5pi0ORU/fE3kl0DQOb0uBvH9steQLnAekQz+F0kEIWWtvr7xZAyvy6zS7uCAN4TPKgMol9EL67G/7bF8XoX6SZYYJCi3hek3LaaSMirdPQoMiCkX8rEwkzpA5THxFMYR4osRx06ute0Eo5AWwM3ODBYxFoHWDxYQZ0dXCXmQOyfK0Fz9COxpn/wZtRoFJYO/TopoFs0SCMtn5wLqP19obasBR65U0SbIsLANWdg1f7sUZxZ2YoWUGxqIQJFsut8JmfmIW2tT/K6NGMQ+qvbPaJj/eOlNc7ZqodJR7Nw5ARYSkKIK5KxjlIr0bVQMMTblXadTsOJUmsCHDlDB+tLubudZO3F37JgpxNVjgNT27imKWTUH71yRugdHUXnSMGUZv2uMl+Z3pe1g0DyNKziGJPyfsmieO87Q=</X509Certificate>
      </X509Data>
    </KeyInfo>
    <Object>
      <SignatureProperties>
        <SignatureProperty Id="ID_008c00f90086005400df0069004f002100a6000300db008800f1005500740007" Target="#ID_00df0009003e00c0000800e2004c004200950054000500bd0030004d00800037">
          <dc:date xmlns:dc="http://purl.org/dc/elements/1.1/">2018-11-13T14:16:52.728855574</dc:date>
        </SignatureProperty>
        <SignatureProperty Id="ID_002e0014004b000500eb0022004e0000008f009f006e00e5006e00e6009300cf" Target="#ID_00df0009003e00c0000800e2004c004200950054000500bd0030004d00800037">
          <dc:description xmlns:dc="http://purl.org/dc/elements/1.1/">Precious comment</dc:description>
        </SignatureProperty>
      </SignatureProperties>
    </Object>
    <Object xmlns:xd="http://uri.etsi.org/01903/v1.3.2#">
      <xd:QualifyingProperties Target="#ID_00df0009003e00c0000800e2004c004200950054000500bd0030004d00800037">
        <xd:SignedProperties Id="idSignedProperties">
          <xd:SignedSignatureProperties>
            <xd:SigningTime>2018-11-13T14:16:52.728855574</xd:SigningTime>
            <xd:SigningCertificate>
              <xd:Cert>
                <xd:CertDigest>
                  <DigestMethod Algorithm="http://www.w3.org/2001/04/xmlenc#sha256"/>
                  <DigestValue>ukg/CCcWKaMSH0KPbsO+SVTCDq+WfHdFbqJ3ocX22sQ=</DigestValue>
                </xd:CertDigest>
                <xd:IssuerSerial>
                  <X509IssuerName>E=support@cacert.org,CN=CA Cert Signing Authority,OU=http://www.cacert.org,O=Root CA</X509IssuerName>
                  <X509SerialNumber>1285436</X509SerialNumber>
                </xd:IssuerSerial>
              </xd:Cert>
            </xd:SigningCertificate>
            <xd:SignaturePolicyIdentifier>
              <xd:SignaturePolicyImplied/>
            </xd:SignaturePolicyIdentifier>
            <loext:SignatureLine xmlns:loext="urn:org:documentfoundation:names:experimental:office:xmlns:loext:1.0">
              <loext:SignatureLineId>{41CF56EE-331B-4125-97D8-2F5669DD3AAC}</loext:SignatureLineId>
              <loext:SignatureLineValidImage>PD94bWwgdmVyc2lvbj0iMS4wIiBlbmNvZGluZz0iVVRGLTgiIHN0YW5kYWxvbmU9Im5vIj8+PHN2ZyB4bWxuczpkYz0iaHR0cDovL3B1cmwub3JnL2RjL2VsZW1lbnRzLzEuMS8iIHhtbG5zOmNjPSJodHRwOi8vY3JlYXRpdmVjb21tb25zLm9yZy9ucyMiIHhtbG5zOnJkZj0iaHR0cDovL3d3dy53My5vcmcvMTk5OS8wMi8yMi1yZGYtc3ludGF4LW5zIyIgeG1sbnM6c3ZnPSJodHRwOi8vd3d3LnczLm9yZy8yMDAwL3N2ZyIgeG1sbnM9Imh0dHA6Ly93d3cudzMub3JnLzIwMDAvc3ZnIiB4bWxuczpzb2RpcG9kaT0iaHR0cDovL3NvZGlwb2RpLnNvdXJjZWZvcmdlLm5ldC9EVEQvc29kaXBvZGktMC5kdGQiIHhtbG5zOmlua3NjYXBlPSJodHRwOi8vd3d3Lmlua3NjYXBlLm9yZy9uYW1lc3BhY2VzL2lua3NjYXBlIiB2ZXJzaW9uPSIxLjIiIHdpZHRoPSI5MG1tIiBoZWlnaHQ9IjQ1bW0iIHZpZXdCb3g9IjAgMCA5MDAwIDQ1MDAiIHByZXNlcnZlQXNwZWN0UmF0aW89InhNaWRZTWlkIiBmaWxsLXJ1bGU9ImV2ZW5vZGQiIHN0cm9rZS13aWR0aD0iMjguMjIyIiBzdHJva2UtbGluZWpvaW49InJvdW5kIiB4bWw6c3BhY2U9InByZXNlcnZlIiBpZD0ic3ZnNTc3IiBpbmtzY2FwZTp2ZXJzaW9uPSIwLjkyLjIgKDVjM2U4MGQsIDIwMTctMDgtMDYpIj48bWV0YWRhdGEgaWQ9Im1ldGFkYXRhNTgxIj48cmRmOlJERj48Y2M6V29yayByZGY6YWJvdXQ9IiI+PGRjOmZvcm1hdD5pbWFnZS9zdmcreG1sPC9kYzpmb3JtYXQ+PGRjOnR5cGUgcmRmOnJlc291cmNlPSJodHRwOi8vcHVybC5vcmcvZGMvZGNtaXR5cGUvU3RpbGxJbWFnZSIgLz48ZGM6dGl0bGUgLz48L2NjOldvcms+PC9yZGY6UkRGPjwvbWV0YWRhdGE+PHNvZGlwb2RpOm5hbWVkdmlldyBwYWdlY29sb3I9IiNmZmZmZmYiIGJvcmRlcmNvbG9yPSIjNjY2NjY2IiBib3JkZXJvcGFjaXR5PSIxIiBvYmplY3R0b2xlcmFuY2U9IjEwIiBncmlkdG9sZXJhbmNlPSIxMCIgZ3VpZGV0b2xlcmFuY2U9IjEwIiBpbmtzY2FwZTpwYWdlb3BhY2l0eT0iMCIgaW5rc2NhcGU6cGFnZXNoYWRvdz0iMiIgaW5rc2NhcGU6d2luZG93LXdpZHRoPSIxODY1IiBpbmtzY2FwZTp3aW5kb3ctaGVpZ2h0PSIxMTQ1IiBpZD0ibmFtZWR2aWV3NTc5IiBzaG93Z3JpZD0iZmFsc2UiIGlua3NjYXBlOnpvb209IjMuNjEwMDkyNiIgaW5rc2NhcGU6Y3g9IjIzMS43MjIwOCIgaW5rc2NhcGU6Y3k9IjEyMi44MDI2NyIgaW5rc2NhcGU6d2luZG93LXg9IjU1IiBpbmtzY2FwZTp3aW5kb3cteT0iMjciIGlua3NjYXBlOndpbmRvdy1tYXhpbWl6ZWQ9IjEiIGlua3NjYXBlOmN1cnJlbnQtbGF5ZXI9Imc1NzUiIGlua3NjYXBlOnBhZ2VjaGVja2VyYm9hcmQ9ImZhbHNlIiAvPjxkZWZzIGNsYXNzPSJDbGlwUGF0aEdyb3VwIiBpZD0iZGVmczgiPjxjbGlwUGF0aCBpZD0icHJlc2VudGF0aW9uX2NsaXBfcGF0aCIgY2xpcFBhdGhVbml0cz0idXNlclNwYWNlT25Vc2UiPjxyZWN0IHg9IjAiIHk9IjAiIHdpZHRoPSI5MDAwIiBoZWlnaHQ9IjQ1MDAiIGlkPSJyZWN0MiIgLz48L2NsaXBQYXRoPjwvZGVmcz48ZGVmcyBpZD0iZGVmczQ5IiAvPjxkZWZzIGlkPSJkZWZzODYiIC8+PGRlZnMgY2xhc3M9IlRleHRTaGFwZUluZGV4IiBpZD0iZGVmczkwIiAvPjxkZWZzIGNsYXNzPSJFbWJlZGRlZEJ1bGxldENoYXJzIiBpZD0iZGVmczEyMiIgLz48ZGVmcyBjbGFzcz0iVGV4dEVtYmVkZGVkQml0bWFwcyIgaWQ9ImRlZnMxMjQiIC8+PGcgaWQ9ImcxMjkiPjxnIGlkPSJpZDIiIGNsYXNzPSJNYXN0ZXJfU2xpZGUiPjxnIGlkPSJiZy1pZDIiIGNsYXNzPSJCYWNrZ3JvdW5kIiAvPjxnIGlkPSJiby1pZDIiIGNsYXNzPSJCYWNrZ3JvdW5kT2JqZWN0cyIgLz48L2c+PC9nPjxnIGNsYXNzPSJTbGlkZUdyb3VwIiBpZD0iZzU3NSI+PGcgaWQ9Imc1NzMiPjxnIGlkPSJjb250YWluZXItaWQxIj48ZyBpZD0iaWQxIiBjbGFzcz0iU2xpZGUiIGNsaXAtcGF0aD0idXJsKCNwcmVzZW50YXRpb25fY2xpcF9wYXRoKSI+PGcgY2xhc3M9IlBhZ2UiIGlkPSJnNTY5Ij48ZyBjbGFzcz0iY29tLnN1bi5zdGFyLmRyYXdpbmcuTGluZVNoYXBlIiBpZD0iZzE1NCI+PGcgaWQ9ImlkMyI+PHJlY3QgY2xhc3M9IkJvdW5kaW5nQm94IiBzdHJva2U9Im5vbmUiIGZpbGw9Im5vbmUiIHg9Ii0yNyIgeT0iMjM3MyIgd2lkdGg9IjkwNTUiIGhlaWdodD0iNTUiIGlkPSJyZWN0MTMxIiAvPjxkZXNjIGlkPSJkZXNjMTMzIj4xNTA8L2Rlc2M+PGRlc2MgaWQ9ImRlc2MxMzUiPjEzOTwvZGVzYz48ZGVzYyBpZD0iZGVzYzEzNyI+MTMyPC9kZXNjPjxkZXNjIGlkPSJkZXNjMTM5Ij41MTI6IFhQQVRIU1RST0tFX1NFUV9CRUdJTjwvZGVzYz48ZGVzYyBpZD0iZGVzYzE0MSI+MTMyPC9kZXNjPjxkZXNjIGlkPSJkZXNjMTQzIj4xMzM8L2Rlc2M+PGRlc2MgaWQ9ImRlc2MxNDUiPjEwOTwvZGVzYz48cGF0aCBmaWxsPSJub25lIiBzdHJva2U9InJnYigwLDAsMCkiIHN0cm9rZS13aWR0aD0iNTMiIHN0cm9rZS1saW5lam9pbj0icm91bmQiIGQ9Ik0gMCwyNDAwIEwgOTAwMCwyNDAwIiBpZD0icGF0aDE0NyIgLz48ZGVzYyBpZD0iZGVzYzE0OSI+NTEyOiBYUEFUSFNUUk9LRV9TRVFfRU5EPC9kZXNjPjxkZXNjIGlkPSJkZXNjMTUxIj4xNDA8L2Rlc2M+PC9nPjwvZz48ZyBjbGFzcz0iY29tLnN1bi5zdGFyLmRyYXdpbmcuQ2xvc2VkQmV6aWVyU2hhcGUiIGlkPSJnMTczIj48ZyBpZD0iaWQ0Ij48cmVjdCBjbGFzcz0iQm91bmRpbmdCb3giIHN0cm9rZT0ibm9uZSIgZmlsbD0ibm9uZSIgeD0iMzAxIiB5PSIxNDAwIiB3aWR0aD0iODAxIiBoZWlnaHQ9IjgwMSIgaWQ9InJlY3QxNTYiIC8+PGRlc2MgaWQ9ImRlc2MxNTgiPjE1MDwvZGVzYz48ZGVzYyBpZD0iZGVzYzE2MCI+MTM5PC9kZXNjPjxkZXNjIGlkPSJkZXNjMTYyIj4xMzM8L2Rlc2M+PGRlc2MgaWQ9ImRlc2MxNjQiPjEzMjwvZGVzYz48ZGVzYyBpZD0iZGVzYzE2NiI+MTExPC9kZXNjPjxwYXRoIGZpbGw9InJnYigwLDAsMCkiIHN0cm9rZT0ibm9uZSIgZD0iTSA5NjksMjIwMCBDIDg4MCwyMDgzIDc5MiwxOTY3IDcwNCwxODUwIDYxNCwxOTY3IDUyMywyMDgzIDQzMywyMjAwIDM4OSwyMjAwIDM0NSwyMjAwIDMwMSwyMjAwIDQxMywyMDYxIDUyNSwxOTIzIDYzNywxNzg0IDUzMywxNjU2IDQzMCwxNTI4IDMyNywxNDAwIDM3MSwxNDAwIDQxNSwxNDAwIDQ1OSwxNDAwIDU0MSwxNTA1IDYyMywxNjA5IDcwNCwxNzE0IDc4NCwxNjA5IDg2MywxNTA1IDk0MywxNDAwIDk4NywxNDAwIDEwMzEsMTQwMCAxMDc1LDE0MDAgOTc1LDE1MjcgODc0LDE2NTMgNzczLDE3ODAgODgyLDE5MjAgOTkyLDIwNjAgMTEwMSwyMjAwIDEwNTcsMjIwMCAxMDEzLDIyMDAgOTY5LDIyMDAgWiIgaWQ9InBhdGgxNjgiIC8+PGRlc2MgaWQ9ImRlc2MxNzAiPjE0MDwvZGVzYz48L2c+PC9nPjxnIGNsYXNzPSJjb20uc3VuLnN0YXIuZHJhd2luZy5UZXh0U2hhcGUiIGlkPSJnMjM2Ij48ZyBpZD0iaWQ1Ij48cmVjdCBjbGFzcz0iQm91bmRpbmdCb3giIHN0cm9rZT0ibm9uZSIgZmlsbD0ibm9uZSIgeD0iMTMwMCIgeT0iMTUwMCIgd2lkdGg9IjgwMDEiIGhlaWdodD0iOTI1IiBpZD0icmVjdDE3NSIgLz48ZGVzYyBpZD0iZGVzYzE3NyI+MTUwPC9kZXNjPjxkZXNjIGlkPSJkZXNjMTc5Ij41MTI6IFhURVhUX1BBSU5UU0hBUEVfQkVHSU48L2Rlc2M+PHRleHQgY2xhc3M9IlRleHRTaGFwZSIgaWQ9InRleHQyMzMiPjxkZXNjIGNsYXNzPSJQYXJhZ3JhcGgiIGlkPSJkZXNjMTgxIiAvPjx0c3BhbiBjbGFzcz0iVGV4dFBhcmFncmFwaCIgZm9udC1mYW1pbHk9IkxpYmVyYXRpb24gU2Fucywgc2Fucy1zZXJpZiIgZm9udC1zaXplPSI2MDBweCIgZm9udC13ZWlnaHQ9IjQwMCIgaWQ9InRzcGFuMjMxIj48ZGVzYyBpZD0iZGVzYzE4MyI+MTM4PC9kZXNjPjxkZXNjIGlkPSJkZXNjMTg1Ij4xMzY8L2Rlc2M+PGRlc2MgaWQ9ImRlc2MxODciPjEzNTwvZGVzYz48ZGVzYyBpZD0iZGVzYzE4OSI+MTM0PC9kZXNjPjxkZXNjIGlkPSJkZXNjMTkxIj4xMTM8L2Rlc2M+PGRlc2MgY2xhc3M9IlRleHRQb3J0aW9uIiBpZD0iZGVzYzE5MyI+dHlwZTogVGV4dDsgY29udGVudDogPCFbQ0RBVEFbVGhlIFNpZ25lcl1dPjsgPC9kZXNjPjx0c3BhbiBjbGFzcz0iVGV4dFBvc2l0aW9uIiB4PSIxNTUwIiB5PSIyMTcxIiBpZD0idHNwYW4yMjkiPjx0c3BhbiBmaWxsPSJyZ2IoMCwwLDApIiBzdHJva2U9Im5vbmUiIGlkPSJ0c3BhbjE5NSI+PCFbQ0RBVEFbVGhlIFNpZ25lcl1dPjwvdHNwYW4+PGRlc2MgaWQ9ImRlc2MxOTciPjUxMjogWFRFWFRfRU9DPC9kZXNjPjxkZXNjIGlkPSJkZXNjMTk5Ij41MTI6IFhURVhUX0VPQzwvZGVzYz48ZGVzYyBpZD0iZGVzYzIwMSI+NTEyOiBYVEVYVF9FT1c8L2Rlc2M+PGRlc2MgaWQ9ImRlc2MyMDMiPjUxMjogWFRFWFRfRU9DPC9kZXNjPjxkZXNjIGlkPSJkZXNjMjA1Ij41MTI6IFhURVhUX0VPQzwvZGVzYz48ZGVzYyBpZD0iZGVzYzIwNyI+NTEyOiBYVEVYVF9FT0M8L2Rlc2M+PGRlc2MgaWQ9ImRlc2MyMDkiPjUxMjogWFRFWFRfRU9DPC9kZXNjPjxkZXNjIGlkPSJkZXNjMjExIj41MTI6IFhURVhUX0VPQzwvZGVzYz48ZGVzYyBpZD0iZGVzYzIxMyI+NTEyOiBYVEVYVF9FT0M8L2Rlc2M+PGRlc2MgaWQ9ImRlc2MyMTUiPjUxMjogWFRFWFRfRU9DPC9kZXNjPjxkZXNjIGlkPSJkZXNjMjE3Ij41MTI6IFhURVhUX0VPQzwvZGVzYz48ZGVzYyBpZD0iZGVzYzIxOSI+NTEyOiBYVEVYVF9FT0M8L2Rlc2M+PGRlc2MgaWQ9ImRlc2MyMjEiPjUxMjogWFRFWFRfRU9XPC9kZXNjPjxkZXNjIGlkPSJkZXNjMjIzIj41MTI6IFhURVhUX0VPTDwvZGVzYz48ZGVzYyBpZD0iZGVzYzIyNSI+NTEyOiBYVEVYVF9FT1A8L2Rlc2M+PGRlc2MgaWQ9ImRlc2MyMjciPjUxMjogWFRFWFRfUEFJTlRTSEFQRV9FTkQ8L2Rlc2M+PC90c3Bhbj48L3RzcGFuPjwvdGV4dD48L2c+PC9nPjxnIGNsYXNzPSJjb20uc3VuLnN0YXIuZHJhd2luZy5UZXh0U2hhcGUiIGlkPSJnMzAzIj48ZyBpZD0iaWQ2Ij48cmVjdCBjbGFzcz0iQm91bmRpbmdCb3giIHN0cm9rZT0ibm9uZSIgZmlsbD0ibm9uZSIgeD0iMTAwIiB5PSIyNTAwIiB3aWR0aD0iODkwMSIgaGVpZ2h0PSI3MjYiIGlkPSJyZWN0MjM4IiAvPjxkZXNjIGlkPSJkZXNjMjQwIj4xNTA8L2Rlc2M+PGRlc2MgaWQ9ImRlc2MyNDIiPjUxMjogWFRFWFRfUEFJTlRTSEFQRV9CRUdJTjwvZGVzYz48dGV4dCBjbGFzcz0iVGV4dFNoYXBlIiBpZD0idGV4dDMwMCI+PGRlc2MgY2xhc3M9IlBhcmFncmFwaCIgaWQ9ImRlc2MyNDQiIC8+PHRzcGFuIGNsYXNzPSJUZXh0UGFyYWdyYXBoIiBmb250LWZhbWlseT0iTGliZXJhdGlvbiBTYW5zLCBzYW5zLXNlcmlmIiBmb250LXNpemU9IjQyM3B4IiBmb250LXdlaWdodD0iNDAwIiBpZD0idHNwYW4yOTgiPjxkZXNjIGlkPSJkZXNjMjQ2Ij4xMzg8L2Rlc2M+PGRlc2MgaWQ9ImRlc2MyNDgiPjEzNjwvZGVzYz48ZGVzYyBpZD0iZGVzYzI1MCI+MTM1PC9kZXNjPjxkZXNjIGlkPSJkZXNjMjUyIj4xMzQ8L2Rlc2M+PGRlc2MgaWQ9ImRlc2MyNTQiPjExMzwvZGVzYz48ZGVzYyBjbGFzcz0iVGV4dFBvcnRpb24iIGlkPSJkZXNjMjU2Ij50eXBlOiBUZXh0OyBjb250ZW50OiA8IVtDREFUQVt0ZXN0IHVzZXJdXT47IDwvZGVzYz48dHNwYW4gY2xhc3M9IlRleHRQb3NpdGlvbiIgeD0iMzUwIiB5PSIzMDEwIiBpZD0idHNwYW4yOTYiPjx0c3BhbiBmaWxsPSJyZ2IoMCwwLDApIiBzdHJva2U9Im5vbmUiIGlkPSJ0c3BhbjI1OCI+PCFbQ0RBVEFbdGVzdCB1c2VyXV0+PC90c3Bhbj48ZGVzYyBpZD0iZGVzYzI2MCI+NTEyOiBYVEVYVF9FT0M8L2Rlc2M+PGRlc2MgaWQ9ImRlc2MyNjIiPjUxMjogWFRFWFRfRU9DPC9kZXNjPjxkZXNjIGlkPSJkZXNjMjY0Ij41MTI6IFhURVhUX0VPVzwvZGVzYz48ZGVzYyBpZD0iZGVzYzI2NiI+NTEyOiBYVEVYVF9FT0M8L2Rlc2M+PGRlc2MgaWQ9ImRlc2MyNjgiPjUxMjogWFRFWFRfRU9DPC9kZXNjPjxkZXNjIGlkPSJkZXNjMjcwIj41MTI6IFhURVhUX0VPQzwvZGVzYz48ZGVzYyBpZD0iZGVzYzI3MiI+NTEyOiBYVEVYVF9FT0M8L2Rlc2M+PGRlc2MgaWQ9ImRlc2MyNzQiPjUxMjogWFRFWFRfRU9DPC9kZXNjPjxkZXNjIGlkPSJkZXNjMjc2Ij41MTI6IFhURVhUX0VPQzwvZGVzYz48ZGVzYyBpZD0iZGVzYzI3OCI+NTEyOiBYVEVYVF9FT0M8L2Rlc2M+PGRlc2MgaWQ9ImRlc2MyODAiPjUxMjogWFRFWFRfRU9DPC9kZXNjPjxkZXNjIGlkPSJkZXNjMjgyIj41MTI6IFhURVhUX0VPQzwvZGVzYz48ZGVzYyBpZD0iZGVzYzI4NCI+NTEyOiBYVEVYVF9FT0M8L2Rlc2M+PGRlc2MgaWQ9ImRlc2MyODYiPjUxMjogWFRFWFRfRU9DPC9kZXNjPjxkZXNjIGlkPSJkZXNjMjg4Ij41MTI6IFhURVhUX0VPVzwvZGVzYz48ZGVzYyBpZD0iZGVzYzI5MCI+NTEyOiBYVEVYVF9FT0w8L2Rlc2M+PGRlc2MgaWQ9ImRlc2MyOTIiPjUxMjogWFRFWFRfRU9QPC9kZXNjPjxkZXNjIGlkPSJkZXNjMjk0Ij41MTI6IFhURVhUX1BBSU5UU0hBUEVfRU5EPC9kZXNjPjwvdHNwYW4+PC90c3Bhbj48L3RleHQ+PC9nPjwvZz48ZyBjbGFzcz0iY29tLnN1bi5zdGFyLmRyYXdpbmcuVGV4dFNoYXBlIiBpZD0iZzM3MiI+PGcgaWQ9ImlkNyI+PHJlY3QgY2xhc3M9IkJvdW5kaW5nQm94IiBzdHJva2U9Im5vbmUiIGZpbGw9Im5vbmUiIHg9IjEwMCIgeT0iMzA3NSIgd2lkdGg9Ijg5MDEiIGhlaWdodD0iNzI2IiBpZD0icmVjdDMwNSIgLz48ZGVzYyBpZD0iZGVzYzMwNyI+MTUwPC9kZXNjPjxkZXNjIGlkPSJkZXNjMzA5Ij41MTI6IFhURVhUX1BBSU5UU0hBUEVfQkVHSU48L2Rlc2M+PHRleHQgY2xhc3M9IlRleHRTaGFwZSIgaWQ9InRleHQzNjkiPjxkZXNjIGNsYXNzPSJQYXJhZ3JhcGgiIGlkPSJkZXNjMzExIiAvPjx0c3BhbiBjbGFzcz0iVGV4dFBhcmFncmFwaCIgZm9udC1mYW1pbHk9IkxpYmVyYXRpb24gU2Fucywgc2Fucy1zZXJpZiIgZm9udC1zaXplPSI0MjNweCIgZm9udC13ZWlnaHQ9IjQwMCIgaWQ9InRzcGFuMzY3Ij48ZGVzYyBpZD0iZGVzYzMxMyI+MTM4PC9kZXNjPjxkZXNjIGlkPSJkZXNjMzE1Ij4xMzY8L2Rlc2M+PGRlc2MgaWQ9ImRlc2MzMTciPjEzNTwvZGVzYz48ZGVzYyBpZD0iZGVzYzMxOSI+MTM0PC9kZXNjPjxkZXNjIGlkPSJkZXNjMzIxIj4xMTM8L2Rlc2M+PGRlc2MgY2xhc3M9IlRleHRQb3J0aW9uIiBpZD0iZGVzYzMyMyI+dHlwZTogVGV4dDsgY29udGVudDogPCFbQ0RBVEFbXV0+OyA8L2Rlc2M+PHRzcGFuIGNsYXNzPSJUZXh0UG9zaXRpb24iIHg9IjM1MCIgeT0iMzU4NSIgaWQ9InRzcGFuMzY1Ij48dHNwYW4gZmlsbD0icmdiKDAsMCwwKSIgc3Ryb2tlPSJub25lIiBpZD0idHNwYW4zMjUiPjwhW0NEQVRBW11dPjwvdHNwYW4+PGRlc2MgaWQ9ImRlc2MzMjciPjUxMjogWFRFWFRfRU9DPC9kZXNjPjxkZXNjIGlkPSJkZXNjMzI5Ij41MTI6IFhURVhUX0VPQzwvZGVzYz48ZGVzYyBpZD0iZGVzYzMzMSI+NTEyOiBYVEVYVF9FT1c8L2Rlc2M+PGRlc2MgaWQ9ImRlc2MzMzMiPjUxMjogWFRFWFRfRU9DPC9kZXNjPjxkZXNjIGlkPSJkZXNjMzM1Ij41MTI6IFhURVhUX0VPQzwvZGVzYz48ZGVzYyBpZD0iZGVzYzMzNyI+NTEyOiBYVEVYVF9FT0M8L2Rlc2M+PGRlc2MgaWQ9ImRlc2MzMzkiPjUxMjogWFRFWFRfRU9DPC9kZXNjPjxkZXNjIGlkPSJkZXNjMzQxIj41MTI6IFhURVhUX0VPQzwvZGVzYz48ZGVzYyBpZD0iZGVzYzM0MyI+NTEyOiBYVEVYVF9FT0M8L2Rlc2M+PGRlc2MgaWQ9ImRlc2MzNDUiPjUxMjogWFRFWFRfRU9DPC9kZXNjPjxkZXNjIGlkPSJkZXNjMzQ3Ij41MTI6IFhURVhUX0VPQzwvZGVzYz48ZGVzYyBpZD0iZGVzYzM0OSI+NTEyOiBYVEVYVF9FT0M8L2Rlc2M+PGRlc2MgaWQ9ImRlc2MzNTEiPjUxMjogWFRFWFRfRU9DPC9kZXNjPjxkZXNjIGlkPSJkZXNjMzUzIj41MTI6IFhURVhUX0VPQzwvZGVzYz48ZGVzYyBpZD0iZGVzYzM1NSI+NTEyOiBYVEVYVF9FT0M8L2Rlc2M+PGRlc2MgaWQ9ImRlc2MzNTciPjUxMjogWFRFWFRfRU9XPC9kZXNjPjxkZXNjIGlkPSJkZXNjMzU5Ij41MTI6IFhURVhUX0VPTDwvZGVzYz48ZGVzYyBpZD0iZGVzYzM2MSI+NTEyOiBYVEVYVF9FT1A8L2Rlc2M+PGRlc2MgaWQ9ImRlc2MzNjMiPjUxMjogWFRFWFRfUEFJTlRTSEFQRV9FTkQ8L2Rlc2M+PC90c3Bhbj48L3RzcGFuPjwvdGV4dD48L2c+PC9nPjxnIGNsYXNzPSJjb20uc3VuLnN0YXIuZHJhd2luZy5UZXh0U2hhcGUiIGlkPSJnNDM1Ij48ZyBpZD0iaWQ4Ij48cmVjdCBjbGFzcz0iQm91bmRpbmdCb3giIHN0cm9rZT0ibm9uZSIgZmlsbD0ibm9uZSIgeD0iMTAwIiB5PSIzNjYwIiB3aWR0aD0iODkwMSIgaGVpZ2h0PSI3MjYiIGlkPSJyZWN0Mzc0IiAvPjxkZXNjIGlkPSJkZXNjMzc2Ij4xNTA8L2Rlc2M+PGRlc2MgaWQ9ImRlc2MzNzgiPjUxMjogWFRFWFRfUEFJTlRTSEFQRV9CRUdJTjwvZGVzYz48dGV4dCBjbGFzcz0iVGV4dFNoYXBlIiBpZD0idGV4dDQzMiI+PGRlc2MgY2xhc3M9IlBhcmFncmFwaCIgaWQ9ImRlc2MzODAiIC8+PHRzcGFuIGNsYXNzPSJUZXh0UGFyYWdyYXBoIiBmb250LWZhbWlseT0iTGliZXJhdGlvbiBTYW5zLCBzYW5zLXNlcmlmIiBmb250LXNpemU9IjQyM3B4IiBmb250LXdlaWdodD0iNDAwIiBpZD0idHNwYW40MzAiPjxkZXNjIGlkPSJkZXNjMzgyIj4xMzg8L2Rlc2M+PGRlc2MgaWQ9ImRlc2MzODQiPjEzNjwvZGVzYz48ZGVzYyBpZD0iZGVzYzM4NiI+MTM1PC9kZXNjPjxkZXNjIGlkPSJkZXNjMzg4Ij4xMzQ8L2Rlc2M+PGRlc2MgaWQ9ImRlc2MzOTAiPjExMzwvZGVzYz48ZGVzYyBjbGFzcz0iVGV4dFBvcnRpb24iIGlkPSJkZXNjMzkyIj50eXBlOiBUZXh0OyBjb250ZW50OiA8IVtDREFUQVtTaWduaWVydCB2b246IENBY2VydCBXb1QgVXNlcl1dPjsgPC9kZXNjPjx0c3BhbiBjbGFzcz0iVGV4dFBvc2l0aW9uIiB4PSIzNTAiIHk9IjQxNzAiIGlkPSJ0c3BhbjQyOCI+PHRzcGFuIGZpbGw9InJnYigwLDAsMCkiIHN0cm9rZT0ibm9uZSIgaWQ9InRzcGFuMzk0Ij48IVtDREFUQVtTaWduaWVydCB2b246IENBY2VydCBXb1QgVXNlcl1dPjwvdHNwYW4+PGRlc2MgaWQ9ImRlc2MzOTYiPjUxMjogWFRFWFRfRU9DPC9kZXNjPjxkZXNjIGlkPSJkZXNjMzk4Ij41MTI6IFhURVhUX0VPQzwvZGVzYz48ZGVzYyBpZD0iZGVzYzQwMCI+NTEyOiBYVEVYVF9FT1c8L2Rlc2M+PGRlc2MgaWQ9ImRlc2M0MDIiPjUxMjogWFRFWFRfRU9DPC9kZXNjPjxkZXNjIGlkPSJkZXNjNDA0Ij41MTI6IFhURVhUX0VPQzwvZGVzYz48ZGVzYyBpZD0iZGVzYzQwNiI+NTEyOiBYVEVYVF9FT0M8L2Rlc2M+PGRlc2MgaWQ9ImRlc2M0MDgiPjUxMjogWFRFWFRfRU9DPC9kZXNjPjxkZXNjIGlkPSJkZXNjNDEwIj41MTI6IFhURVhUX0VPQzwvZGVzYz48ZGVzYyBpZD0iZGVzYzQxMiI+NTEyOiBYVEVYVF9FT0M8L2Rlc2M+PGRlc2MgaWQ9ImRlc2M0MTQiPjUxMjogWFRFWFRfRU9DPC9kZXNjPjxkZXNjIGlkPSJkZXNjNDE2Ij41MTI6IFhURVhUX0VPQzwvZGVzYz48ZGVzYyBpZD0iZGVzYzQxOCI+NTEyOiBYVEVYVF9FT0M8L2Rlc2M+PGRlc2MgaWQ9ImRlc2M0MjAiPjUxMjogWFRFWFRfRU9XPC9kZXNjPjxkZXNjIGlkPSJkZXNjNDIyIj41MTI6IFhURVhUX0VPTDwvZGVzYz48ZGVzYyBpZD0iZGVzYzQyNCI+NTEyOiBYVEVYVF9FT1A8L2Rlc2M+PGRlc2MgaWQ9ImRlc2M0MjYiPjUxMjogWFRFWFRfUEFJTlRTSEFQRV9FTkQ8L2Rlc2M+PC90c3Bhbj48L3RzcGFuPjwvdGV4dD48L2c+PC9nPjxnIGNsYXNzPSJjb20uc3VuLnN0YXIuZHJhd2luZy5UZXh0U2hhcGUiIGlkPSJnNDg4Ij48ZyBpZD0iaWQ5Ij48cmVjdCBjbGFzcz0iQm91bmRpbmdCb3giIHN0cm9rZT0ibm9uZSIgZmlsbD0ibm9uZSIgeD0iNDgwMCIgeT0iMCIgd2lkdGg9IjQyMDEiIGhlaWdodD0iNzI2IiBpZD0icmVjdDQzNyIgLz48ZGVzYyBpZD0iZGVzYzQzOSI+MTUwPC9kZXNjPjxkZXNjIGlkPSJkZXNjNDQxIj41MTI6IFhURVhUX1BBSU5UU0hBUEVfQkVHSU48L2Rlc2M+PHRleHQgY2xhc3M9IlRleHRTaGFwZSIgaWQ9InRleHQ0ODUiIHg9IjI2NDguMzQ1IiB5PSIwIiBzdHlsZT0idGV4dC1hbGlnbjplbmQ7dGV4dC1hbmNob3I6ZW5kIj48ZGVzYyBjbGFzcz0iUGFyYWdyYXBoIiBpZD0iZGVzYzQ0MyIgLz48dHNwYW4gY2xhc3M9IlRleHRQYXJhZ3JhcGgiIGZvbnQtc2l6ZT0iNDIzcHgiIGZvbnQtd2VpZ2h0PSI0MDAiIGlkPSJ0c3BhbjQ4MyIgc3R5bGU9ImZvbnQtd2VpZ2h0OjQwMDtmb250LXNpemU6NDIzcHg7Zm9udC1mYW1pbHk6J0xpYmVyYXRpb24gU2FucycsIHNhbnMtc2VyaWY7dGV4dC1hbGlnbjplbmQ7dGV4dC1hbmNob3I6ZW5kIj48ZGVzYyBpZD0iZGVzYzQ0NSI+MTM4PC9kZXNjPjxkZXNjIGlkPSJkZXNjNDQ3Ij4xMzY8L2Rlc2M+PGRlc2MgaWQ9ImRlc2M0NDkiPjEzNTwvZGVzYz48ZGVzYyBpZD0iZGVzYzQ1MSI+MTM0PC9kZXNjPjxkZXNjIGlkPSJkZXNjNDUzIj4xMTM8L2Rlc2M+PGRlc2MgY2xhc3M9IlRleHRQb3J0aW9uIiBpZD0iZGVzYzQ1NSI+dHlwZTogVGV4dDsgY29udGVudDogMTMuMTEuMjAxODsgPC9kZXNjPjx0c3BhbiBjbGFzcz0iVGV4dFBvc2l0aW9uIiB4PSI4NzkyLjgzNSIgeT0iNTEwIiBpZD0idHNwYW40ODEiIHN0eWxlPSJ0ZXh0LWFsaWduOmVuZDt0ZXh0LWFuY2hvcjplbmQiPjx0c3BhbiBpZD0idHNwYW40NTciIHN0eWxlPSJ0ZXh0LWFsaWduOmVuZDt0ZXh0LWFuY2hvcjplbmQ7ZmlsbDojMDAwMDAwO3N0cm9rZTpub25lIj4xMy4xMS4yMDE4PC90c3Bhbj48ZGVzYyBpZD0iZGVzYzQ1OSI+NTEyOiBYVEVYVF9FT0M8L2Rlc2M+PGRlc2MgaWQ9ImRlc2M0NjEiPjUxMjogWFRFWFRfRU9DPC9kZXNjPjxkZXNjIGlkPSJkZXNjNDYzIj41MTI6IFhURVhUX0VPVzwvZGVzYz48ZGVzYyBpZD0iZGVzYzQ2NSI+NTEyOiBYVEVYVF9FT0M8L2Rlc2M+PGRlc2MgaWQ9ImRlc2M0NjciPjUxMjogWFRFWFRfRU9DPC9kZXNjPjxkZXNjIGlkPSJkZXNjNDY5Ij41MTI6IFhURVhUX0VPQzwvZGVzYz48ZGVzYyBpZD0iZGVzYzQ3MSI+NTEyOiBYVEVYVF9FT0M8L2Rlc2M+PGRlc2MgaWQ9ImRlc2M0NzMiPjUxMjogWFRFWFRfRU9XPC9kZXNjPjxkZXNjIGlkPSJkZXNjNDc1Ij41MTI6IFhURVhUX0VPTDwvZGVzYz48ZGVzYyBpZD0iZGVzYzQ3NyI+NTEyOiBYVEVYVF9FT1A8L2Rlc2M+PGRlc2MgaWQ9ImRlc2M0NzkiPjUxMjogWFRFWFRfUEFJTlRTSEFQRV9FTkQ8L2Rlc2M+PC90c3Bhbj48L3RzcGFuPjwvdGV4dD48L2c+PC9nPjxnIGNsYXNzPSJjb20uc3VuLnN0YXIuZHJhd2luZy5UZXh0U2hhcGUiIGlkPSJnNTY3Ij48ZyBpZD0iaWQxMCI+PHJlY3QgY2xhc3M9IkJvdW5kaW5nQm94IiBzdHJva2U9Im5vbmUiIGZpbGw9Im5vbmUiIHg9IjAiIHk9IjEiIHdpZHRoPSI5MDAxIiBoZWlnaHQ9IjcyNiIgaWQ9InJlY3Q0OTAiIC8+PGRlc2MgaWQ9ImRlc2M0OTIiPjE1MDwvZGVzYz48ZGVzYyBpZD0iZGVzYzQ5NCI+NTEyOiBYVEVYVF9QQUlOVFNIQVBFX0JFR0lOPC9kZXNjPjx0ZXh0IGNsYXNzPSJUZXh0U2hhcGUiIGlkPSJ0ZXh0NTY0Ij48ZGVzYyBjbGFzcz0iUGFyYWdyYXBoIiBpZD0iZGVzYzQ5NiIgLz48dHNwYW4gY2xhc3M9IlRleHRQYXJhZ3JhcGgiIGZvbnQtZmFtaWx5PSJMaWJlcmF0aW9uIFNhbnMsIHNhbnMtc2VyaWYiIGZvbnQtc2l6ZT0iNDIzcHgiIGZvbnQtd2VpZ2h0PSI3MDAiIGlkPSJ0c3BhbjU2MiI+PGRlc2MgaWQ9ImRlc2M0OTgiPjEzODwvZGVzYz48ZGVzYyBpZD0iZGVzYzUwMCI+MTM2PC9kZXNjPjxkZXNjIGlkPSJkZXNjNTAyIj4xMzU8L2Rlc2M+PGRlc2MgaWQ9ImRlc2M1MDQiPjEzNDwvZGVzYz48ZGVzYyBpZD0iZGVzYzUwNiI+MTEzPC9kZXNjPjxkZXNjIGNsYXNzPSJUZXh0UG9ydGlvbiIgaWQ9ImRlc2M1MDgiPnR5cGU6IFRleHQ7IGNvbnRlbnQ6IDsgPC9kZXNjPjx0c3BhbiBjbGFzcz0iVGV4dFBvc2l0aW9uIiB4PSIyMTgwIiB5PSI1MTEiIGlkPSJ0c3BhbjU2MCI+PHRzcGFuIGZpbGw9InJnYigyMzksNjUsNjEpIiBzdHJva2U9Im5vbmUiIGlkPSJ0c3BhbjUxMCI+PC90c3Bhbj48ZGVzYyBpZD0iZGVzYzUxMiI+NTEyOiBYVEVYVF9FT0M8L2Rlc2M+PGRlc2MgaWQ9ImRlc2M1MTQiPjUxMjogWFRFWFRfRU9DPC9kZXNjPjxkZXNjIGlkPSJkZXNjNTE2Ij41MTI6IFhURVhUX0VPVzwvZGVzYz48ZGVzYyBpZD0iZGVzYzUxOCI+NTEyOiBYVEVYVF9FT0M8L2Rlc2M+PGRlc2MgaWQ9ImRlc2M1MjAiPjUxMjogWFRFWFRfRU9DPC9kZXNjPjxkZXNjIGlkPSJkZXNjNTIyIj41MTI6IFhURVhUX0VPQzwvZGVzYz48ZGVzYyBpZD0iZGVzYzUyNCI+NTEyOiBYVEVYVF9FT0M8L2Rlc2M+PGRlc2MgaWQ9ImRlc2M1MjYiPjUxMjogWFRFWFRfRU9DPC9kZXNjPjxkZXNjIGlkPSJkZXNjNTI4Ij41MTI6IFhURVhUX0VPQzwvZGVzYz48ZGVzYyBpZD0iZGVzYzUzMCI+NTEyOiBYVEVYVF9FT0M8L2Rlc2M+PGRlc2MgaWQ9ImRlc2M1MzIiPjUxMjogWFRFWFRfRU9DPC9kZXNjPjxkZXNjIGlkPSJkZXNjNTM0Ij41MTI6IFhURVhUX0VPQzwvZGVzYz48ZGVzYyBpZD0iZGVzYzUzNiI+NTEyOiBYVEVYVF9FT0M8L2Rlc2M+PGRlc2MgaWQ9ImRlc2M1MzgiPjUxMjogWFRFWFRfRU9DPC9kZXNjPjxkZXNjIGlkPSJkZXNjNTQwIj41MTI6IFhURVhUX0VPQzwvZGVzYz48ZGVzYyBpZD0iZGVzYzU0MiI+NTEyOiBYVEVYVF9FT0M8L2Rlc2M+PGRlc2MgaWQ9ImRlc2M1NDQiPjUxMjogWFRFWFRfRU9DPC9kZXNjPjxkZXNjIGlkPSJkZXNjNTQ2Ij41MTI6IFhURVhUX0VPQzwvZGVzYz48ZGVzYyBpZD0iZGVzYzU0OCI+NTEyOiBYVEVYVF9FT0M8L2Rlc2M+PGRlc2MgaWQ9ImRlc2M1NTAiPjUxMjogWFRFWFRfRU9DPC9kZXNjPjxkZXNjIGlkPSJkZXNjNTUyIj41MTI6IFhURVhUX0VPVzwvZGVzYz48ZGVzYyBpZD0iZGVzYzU1NCI+NTEyOiBYVEVYVF9FT0w8L2Rlc2M+PGRlc2MgaWQ9ImRlc2M1NTYiPjUxMjogWFRFWFRfRU9QPC9kZXNjPjxkZXNjIGlkPSJkZXNjNTU4Ij41MTI6IFhURVhUX1BBSU5UU0hBUEVfRU5EPC9kZXNjPjwvdHNwYW4+PC90c3Bhbj48L3RleHQ+PC9nPjwvZz48L2c+PC9nPjwvZz48L2c+PC9nPjwvc3ZnPg==</loext:SignatureLineValidImage>
              <loext:SignatureLineInvalidImage>PD94bWwgdmVyc2lvbj0iMS4wIiBlbmNvZGluZz0iVVRGLTgiIHN0YW5kYWxvbmU9Im5vIj8+PHN2ZyB4bWxuczpkYz0iaHR0cDovL3B1cmwub3JnL2RjL2VsZW1lbnRzLzEuMS8iIHhtbG5zOmNjPSJodHRwOi8vY3JlYXRpdmVjb21tb25zLm9yZy9ucyMiIHhtbG5zOnJkZj0iaHR0cDovL3d3dy53My5vcmcvMTk5OS8wMi8yMi1yZGYtc3ludGF4LW5zIyIgeG1sbnM6c3ZnPSJodHRwOi8vd3d3LnczLm9yZy8yMDAwL3N2ZyIgeG1sbnM9Imh0dHA6Ly93d3cudzMub3JnLzIwMDAvc3ZnIiB4bWxuczpzb2RpcG9kaT0iaHR0cDovL3NvZGlwb2RpLnNvdXJjZWZvcmdlLm5ldC9EVEQvc29kaXBvZGktMC5kdGQiIHhtbG5zOmlua3NjYXBlPSJodHRwOi8vd3d3Lmlua3NjYXBlLm9yZy9uYW1lc3BhY2VzL2lua3NjYXBlIiB2ZXJzaW9uPSIxLjIiIHdpZHRoPSI5MG1tIiBoZWlnaHQ9IjQ1bW0iIHZpZXdCb3g9IjAgMCA5MDAwIDQ1MDAiIHByZXNlcnZlQXNwZWN0UmF0aW89InhNaWRZTWlkIiBmaWxsLXJ1bGU9ImV2ZW5vZGQiIHN0cm9rZS13aWR0aD0iMjguMjIyIiBzdHJva2UtbGluZWpvaW49InJvdW5kIiB4bWw6c3BhY2U9InByZXNlcnZlIiBpZD0ic3ZnNTc3IiBpbmtzY2FwZTp2ZXJzaW9uPSIwLjkyLjIgKDVjM2U4MGQsIDIwMTctMDgtMDYpIj48bWV0YWRhdGEgaWQ9Im1ldGFkYXRhNTgxIj48cmRmOlJERj48Y2M6V29yayByZGY6YWJvdXQ9IiI+PGRjOmZvcm1hdD5pbWFnZS9zdmcreG1sPC9kYzpmb3JtYXQ+PGRjOnR5cGUgcmRmOnJlc291cmNlPSJodHRwOi8vcHVybC5vcmcvZGMvZGNtaXR5cGUvU3RpbGxJbWFnZSIgLz48ZGM6dGl0bGUgLz48L2NjOldvcms+PC9yZGY6UkRGPjwvbWV0YWRhdGE+PHNvZGlwb2RpOm5hbWVkdmlldyBwYWdlY29sb3I9IiNmZmZmZmYiIGJvcmRlcmNvbG9yPSIjNjY2NjY2IiBib3JkZXJvcGFjaXR5PSIxIiBvYmplY3R0b2xlcmFuY2U9IjEwIiBncmlkdG9sZXJhbmNlPSIxMCIgZ3VpZGV0b2xlcmFuY2U9IjEwIiBpbmtzY2FwZTpwYWdlb3BhY2l0eT0iMCIgaW5rc2NhcGU6cGFnZXNoYWRvdz0iMiIgaW5rc2NhcGU6d2luZG93LXdpZHRoPSIxODY1IiBpbmtzY2FwZTp3aW5kb3ctaGVpZ2h0PSIxMTQ1IiBpZD0ibmFtZWR2aWV3NTc5IiBzaG93Z3JpZD0iZmFsc2UiIGlua3NjYXBlOnpvb209IjMuNjEwMDkyNiIgaW5rc2NhcGU6Y3g9IjIzMS43MjIwOCIgaW5rc2NhcGU6Y3k9IjEyMi44MDI2NyIgaW5rc2NhcGU6d2luZG93LXg9IjU1IiBpbmtzY2FwZTp3aW5kb3cteT0iMjciIGlua3NjYXBlOndpbmRvdy1tYXhpbWl6ZWQ9IjEiIGlua3NjYXBlOmN1cnJlbnQtbGF5ZXI9Imc1NzUiIGlua3NjYXBlOnBhZ2VjaGVja2VyYm9hcmQ9ImZhbHNlIiAvPjxkZWZzIGNsYXNzPSJDbGlwUGF0aEdyb3VwIiBpZD0iZGVmczgiPjxjbGlwUGF0aCBpZD0icHJlc2VudGF0aW9uX2NsaXBfcGF0aCIgY2xpcFBhdGhVbml0cz0idXNlclNwYWNlT25Vc2UiPjxyZWN0IHg9IjAiIHk9IjAiIHdpZHRoPSI5MDAwIiBoZWlnaHQ9IjQ1MDAiIGlkPSJyZWN0MiIgLz48L2NsaXBQYXRoPjwvZGVmcz48ZGVmcyBpZD0iZGVmczQ5IiAvPjxkZWZzIGlkPSJkZWZzODYiIC8+PGRlZnMgY2xhc3M9IlRleHRTaGFwZUluZGV4IiBpZD0iZGVmczkwIiAvPjxkZWZzIGNsYXNzPSJFbWJlZGRlZEJ1bGxldENoYXJzIiBpZD0iZGVmczEyMiIgLz48ZGVmcyBjbGFzcz0iVGV4dEVtYmVkZGVkQml0bWFwcyIgaWQ9ImRlZnMxMjQiIC8+PGcgaWQ9ImcxMjkiPjxnIGlkPSJpZDIiIGNsYXNzPSJNYXN0ZXJfU2xpZGUiPjxnIGlkPSJiZy1pZDIiIGNsYXNzPSJCYWNrZ3JvdW5kIiAvPjxnIGlkPSJiby1pZDIiIGNsYXNzPSJCYWNrZ3JvdW5kT2JqZWN0cyIgLz48L2c+PC9nPjxnIGNsYXNzPSJTbGlkZUdyb3VwIiBpZD0iZzU3NSI+PGcgaWQ9Imc1NzMiPjxnIGlkPSJjb250YWluZXItaWQxIj48ZyBpZD0iaWQxIiBjbGFzcz0iU2xpZGUiIGNsaXAtcGF0aD0idXJsKCNwcmVzZW50YXRpb25fY2xpcF9wYXRoKSI+PGcgY2xhc3M9IlBhZ2UiIGlkPSJnNTY5Ij48ZyBjbGFzcz0iY29tLnN1bi5zdGFyLmRyYXdpbmcuTGluZVNoYXBlIiBpZD0iZzE1NCI+PGcgaWQ9ImlkMyI+PHJlY3QgY2xhc3M9IkJvdW5kaW5nQm94IiBzdHJva2U9Im5vbmUiIGZpbGw9Im5vbmUiIHg9Ii0yNyIgeT0iMjM3MyIgd2lkdGg9IjkwNTUiIGhlaWdodD0iNTUiIGlkPSJyZWN0MTMxIiAvPjxkZXNjIGlkPSJkZXNjMTMzIj4xNTA8L2Rlc2M+PGRlc2MgaWQ9ImRlc2MxMzUiPjEzOTwvZGVzYz48ZGVzYyBpZD0iZGVzYzEzNyI+MTMyPC9kZXNjPjxkZXNjIGlkPSJkZXNjMTM5Ij41MTI6IFhQQVRIU1RST0tFX1NFUV9CRUdJTjwvZGVzYz48ZGVzYyBpZD0iZGVzYzE0MSI+MTMyPC9kZXNjPjxkZXNjIGlkPSJkZXNjMTQzIj4xMzM8L2Rlc2M+PGRlc2MgaWQ9ImRlc2MxNDUiPjEwOTwvZGVzYz48cGF0aCBmaWxsPSJub25lIiBzdHJva2U9InJnYigwLDAsMCkiIHN0cm9rZS13aWR0aD0iNTMiIHN0cm9rZS1saW5lam9pbj0icm91bmQiIGQ9Ik0gMCwyNDAwIEwgOTAwMCwyNDAwIiBpZD0icGF0aDE0NyIgLz48ZGVzYyBpZD0iZGVzYzE0OSI+NTEyOiBYUEFUSFNUUk9LRV9TRVFfRU5EPC9kZXNjPjxkZXNjIGlkPSJkZXNjMTUxIj4xNDA8L2Rlc2M+PC9nPjwvZz48ZyBjbGFzcz0iY29tLnN1bi5zdGFyLmRyYXdpbmcuQ2xvc2VkQmV6aWVyU2hhcGUiIGlkPSJnMTczIj48ZyBpZD0iaWQ0Ij48cmVjdCBjbGFzcz0iQm91bmRpbmdCb3giIHN0cm9rZT0ibm9uZSIgZmlsbD0ibm9uZSIgeD0iMzAxIiB5PSIxNDAwIiB3aWR0aD0iODAxIiBoZWlnaHQ9IjgwMSIgaWQ9InJlY3QxNTYiIC8+PGRlc2MgaWQ9ImRlc2MxNTgiPjE1MDwvZGVzYz48ZGVzYyBpZD0iZGVzYzE2MCI+MTM5PC9kZXNjPjxkZXNjIGlkPSJkZXNjMTYyIj4xMzM8L2Rlc2M+PGRlc2MgaWQ9ImRlc2MxNjQiPjEzMjwvZGVzYz48ZGVzYyBpZD0iZGVzYzE2NiI+MTExPC9kZXNjPjxwYXRoIGZpbGw9InJnYigwLDAsMCkiIHN0cm9rZT0ibm9uZSIgZD0iTSA5NjksMjIwMCBDIDg4MCwyMDgzIDc5MiwxOTY3IDcwNCwxODUwIDYxNCwxOTY3IDUyMywyMDgzIDQzMywyMjAwIDM4OSwyMjAwIDM0NSwyMjAwIDMwMSwyMjAwIDQxMywyMDYxIDUyNSwxOTIzIDYzNywxNzg0IDUzMywxNjU2IDQzMCwxNTI4IDMyNywxNDAwIDM3MSwxNDAwIDQxNSwxNDAwIDQ1OSwxNDAwIDU0MSwxNTA1IDYyMywxNjA5IDcwNCwxNzE0IDc4NCwxNjA5IDg2MywxNTA1IDk0MywxNDAwIDk4NywxNDAwIDEwMzEsMTQwMCAxMDc1LDE0MDAgOTc1LDE1MjcgODc0LDE2NTMgNzczLDE3ODAgODgyLDE5MjAgOTkyLDIwNjAgMTEwMSwyMjAwIDEwNTcsMjIwMCAxMDEzLDIyMDAgOTY5LDIyMDAgWiIgaWQ9InBhdGgxNjgiIC8+PGRlc2MgaWQ9ImRlc2MxNzAiPjE0MDwvZGVzYz48L2c+PC9nPjxnIGNsYXNzPSJjb20uc3VuLnN0YXIuZHJhd2luZy5UZXh0U2hhcGUiIGlkPSJnMjM2Ij48ZyBpZD0iaWQ1Ij48cmVjdCBjbGFzcz0iQm91bmRpbmdCb3giIHN0cm9rZT0ibm9uZSIgZmlsbD0ibm9uZSIgeD0iMTMwMCIgeT0iMTUwMCIgd2lkdGg9IjgwMDEiIGhlaWdodD0iOTI1IiBpZD0icmVjdDE3NSIgLz48ZGVzYyBpZD0iZGVzYzE3NyI+MTUwPC9kZXNjPjxkZXNjIGlkPSJkZXNjMTc5Ij41MTI6IFhURVhUX1BBSU5UU0hBUEVfQkVHSU48L2Rlc2M+PHRleHQgY2xhc3M9IlRleHRTaGFwZSIgaWQ9InRleHQyMzMiPjxkZXNjIGNsYXNzPSJQYXJhZ3JhcGgiIGlkPSJkZXNjMTgxIiAvPjx0c3BhbiBjbGFzcz0iVGV4dFBhcmFncmFwaCIgZm9udC1mYW1pbHk9IkxpYmVyYXRpb24gU2Fucywgc2Fucy1zZXJpZiIgZm9udC1zaXplPSI2MDBweCIgZm9udC13ZWlnaHQ9IjQwMCIgaWQ9InRzcGFuMjMxIj48ZGVzYyBpZD0iZGVzYzE4MyI+MTM4PC9kZXNjPjxkZXNjIGlkPSJkZXNjMTg1Ij4xMzY8L2Rlc2M+PGRlc2MgaWQ9ImRlc2MxODciPjEzNTwvZGVzYz48ZGVzYyBpZD0iZGVzYzE4OSI+MTM0PC9kZXNjPjxkZXNjIGlkPSJkZXNjMTkxIj4xMTM8L2Rlc2M+PGRlc2MgY2xhc3M9IlRleHRQb3J0aW9uIiBpZD0iZGVzYzE5MyI+dHlwZTogVGV4dDsgY29udGVudDogPCFbQ0RBVEFbVGhlIFNpZ25lcl1dPjsgPC9kZXNjPjx0c3BhbiBjbGFzcz0iVGV4dFBvc2l0aW9uIiB4PSIxNTUwIiB5PSIyMTcxIiBpZD0idHNwYW4yMjkiPjx0c3BhbiBmaWxsPSJyZ2IoMCwwLDApIiBzdHJva2U9Im5vbmUiIGlkPSJ0c3BhbjE5NSI+PCFbQ0RBVEFbVGhlIFNpZ25lcl1dPjwvdHNwYW4+PGRlc2MgaWQ9ImRlc2MxOTciPjUxMjogWFRFWFRfRU9DPC9kZXNjPjxkZXNjIGlkPSJkZXNjMTk5Ij41MTI6IFhURVhUX0VPQzwvZGVzYz48ZGVzYyBpZD0iZGVzYzIwMSI+NTEyOiBYVEVYVF9FT1c8L2Rlc2M+PGRlc2MgaWQ9ImRlc2MyMDMiPjUxMjogWFRFWFRfRU9DPC9kZXNjPjxkZXNjIGlkPSJkZXNjMjA1Ij41MTI6IFhURVhUX0VPQzwvZGVzYz48ZGVzYyBpZD0iZGVzYzIwNyI+NTEyOiBYVEVYVF9FT0M8L2Rlc2M+PGRlc2MgaWQ9ImRlc2MyMDkiPjUxMjogWFRFWFRfRU9DPC9kZXNjPjxkZXNjIGlkPSJkZXNjMjExIj41MTI6IFhURVhUX0VPQzwvZGVzYz48ZGVzYyBpZD0iZGVzYzIxMyI+NTEyOiBYVEVYVF9FT0M8L2Rlc2M+PGRlc2MgaWQ9ImRlc2MyMTUiPjUxMjogWFRFWFRfRU9DPC9kZXNjPjxkZXNjIGlkPSJkZXNjMjE3Ij41MTI6IFhURVhUX0VPQzwvZGVzYz48ZGVzYyBpZD0iZGVzYzIxOSI+NTEyOiBYVEVYVF9FT0M8L2Rlc2M+PGRlc2MgaWQ9ImRlc2MyMjEiPjUxMjogWFRFWFRfRU9XPC9kZXNjPjxkZXNjIGlkPSJkZXNjMjIzIj41MTI6IFhURVhUX0VPTDwvZGVzYz48ZGVzYyBpZD0iZGVzYzIyNSI+NTEyOiBYVEVYVF9FT1A8L2Rlc2M+PGRlc2MgaWQ9ImRlc2MyMjciPjUxMjogWFRFWFRfUEFJTlRTSEFQRV9FTkQ8L2Rlc2M+PC90c3Bhbj48L3RzcGFuPjwvdGV4dD48L2c+PC9nPjxnIGNsYXNzPSJjb20uc3VuLnN0YXIuZHJhd2luZy5UZXh0U2hhcGUiIGlkPSJnMzAzIj48ZyBpZD0iaWQ2Ij48cmVjdCBjbGFzcz0iQm91bmRpbmdCb3giIHN0cm9rZT0ibm9uZSIgZmlsbD0ibm9uZSIgeD0iMTAwIiB5PSIyNTAwIiB3aWR0aD0iODkwMSIgaGVpZ2h0PSI3MjYiIGlkPSJyZWN0MjM4IiAvPjxkZXNjIGlkPSJkZXNjMjQwIj4xNTA8L2Rlc2M+PGRlc2MgaWQ9ImRlc2MyNDIiPjUxMjogWFRFWFRfUEFJTlRTSEFQRV9CRUdJTjwvZGVzYz48dGV4dCBjbGFzcz0iVGV4dFNoYXBlIiBpZD0idGV4dDMwMCI+PGRlc2MgY2xhc3M9IlBhcmFncmFwaCIgaWQ9ImRlc2MyNDQiIC8+PHRzcGFuIGNsYXNzPSJUZXh0UGFyYWdyYXBoIiBmb250LWZhbWlseT0iTGliZXJhdGlvbiBTYW5zLCBzYW5zLXNlcmlmIiBmb250LXNpemU9IjQyM3B4IiBmb250LXdlaWdodD0iNDAwIiBpZD0idHNwYW4yOTgiPjxkZXNjIGlkPSJkZXNjMjQ2Ij4xMzg8L2Rlc2M+PGRlc2MgaWQ9ImRlc2MyNDgiPjEzNjwvZGVzYz48ZGVzYyBpZD0iZGVzYzI1MCI+MTM1PC9kZXNjPjxkZXNjIGlkPSJkZXNjMjUyIj4xMzQ8L2Rlc2M+PGRlc2MgaWQ9ImRlc2MyNTQiPjExMzwvZGVzYz48ZGVzYyBjbGFzcz0iVGV4dFBvcnRpb24iIGlkPSJkZXNjMjU2Ij50eXBlOiBUZXh0OyBjb250ZW50OiA8IVtDREFUQVt0ZXN0IHVzZXJdXT47IDwvZGVzYz48dHNwYW4gY2xhc3M9IlRleHRQb3NpdGlvbiIgeD0iMzUwIiB5PSIzMDEwIiBpZD0idHNwYW4yOTYiPjx0c3BhbiBmaWxsPSJyZ2IoMCwwLDApIiBzdHJva2U9Im5vbmUiIGlkPSJ0c3BhbjI1OCI+PCFbQ0RBVEFbdGVzdCB1c2VyXV0+PC90c3Bhbj48ZGVzYyBpZD0iZGVzYzI2MCI+NTEyOiBYVEVYVF9FT0M8L2Rlc2M+PGRlc2MgaWQ9ImRlc2MyNjIiPjUxMjogWFRFWFRfRU9DPC9kZXNjPjxkZXNjIGlkPSJkZXNjMjY0Ij41MTI6IFhURVhUX0VPVzwvZGVzYz48ZGVzYyBpZD0iZGVzYzI2NiI+NTEyOiBYVEVYVF9FT0M8L2Rlc2M+PGRlc2MgaWQ9ImRlc2MyNjgiPjUxMjogWFRFWFRfRU9DPC9kZXNjPjxkZXNjIGlkPSJkZXNjMjcwIj41MTI6IFhURVhUX0VPQzwvZGVzYz48ZGVzYyBpZD0iZGVzYzI3MiI+NTEyOiBYVEVYVF9FT0M8L2Rlc2M+PGRlc2MgaWQ9ImRlc2MyNzQiPjUxMjogWFRFWFRfRU9DPC9kZXNjPjxkZXNjIGlkPSJkZXNjMjc2Ij41MTI6IFhURVhUX0VPQzwvZGVzYz48ZGVzYyBpZD0iZGVzYzI3OCI+NTEyOiBYVEVYVF9FT0M8L2Rlc2M+PGRlc2MgaWQ9ImRlc2MyODAiPjUxMjogWFRFWFRfRU9DPC9kZXNjPjxkZXNjIGlkPSJkZXNjMjgyIj41MTI6IFhURVhUX0VPQzwvZGVzYz48ZGVzYyBpZD0iZGVzYzI4NCI+NTEyOiBYVEVYVF9FT0M8L2Rlc2M+PGRlc2MgaWQ9ImRlc2MyODYiPjUxMjogWFRFWFRfRU9DPC9kZXNjPjxkZXNjIGlkPSJkZXNjMjg4Ij41MTI6IFhURVhUX0VPVzwvZGVzYz48ZGVzYyBpZD0iZGVzYzI5MCI+NTEyOiBYVEVYVF9FT0w8L2Rlc2M+PGRlc2MgaWQ9ImRlc2MyOTIiPjUxMjogWFRFWFRfRU9QPC9kZXNjPjxkZXNjIGlkPSJkZXNjMjk0Ij41MTI6IFhURVhUX1BBSU5UU0hBUEVfRU5EPC9kZXNjPjwvdHNwYW4+PC90c3Bhbj48L3RleHQ+PC9nPjwvZz48ZyBjbGFzcz0iY29tLnN1bi5zdGFyLmRyYXdpbmcuVGV4dFNoYXBlIiBpZD0iZzM3MiI+PGcgaWQ9ImlkNyI+PHJlY3QgY2xhc3M9IkJvdW5kaW5nQm94IiBzdHJva2U9Im5vbmUiIGZpbGw9Im5vbmUiIHg9IjEwMCIgeT0iMzA3NSIgd2lkdGg9Ijg5MDEiIGhlaWdodD0iNzI2IiBpZD0icmVjdDMwNSIgLz48ZGVzYyBpZD0iZGVzYzMwNyI+MTUwPC9kZXNjPjxkZXNjIGlkPSJkZXNjMzA5Ij41MTI6IFhURVhUX1BBSU5UU0hBUEVfQkVHSU48L2Rlc2M+PHRleHQgY2xhc3M9IlRleHRTaGFwZSIgaWQ9InRleHQzNjkiPjxkZXNjIGNsYXNzPSJQYXJhZ3JhcGgiIGlkPSJkZXNjMzExIiAvPjx0c3BhbiBjbGFzcz0iVGV4dFBhcmFncmFwaCIgZm9udC1mYW1pbHk9IkxpYmVyYXRpb24gU2Fucywgc2Fucy1zZXJpZiIgZm9udC1zaXplPSI0MjNweCIgZm9udC13ZWlnaHQ9IjQwMCIgaWQ9InRzcGFuMzY3Ij48ZGVzYyBpZD0iZGVzYzMxMyI+MTM4PC9kZXNjPjxkZXNjIGlkPSJkZXNjMzE1Ij4xMzY8L2Rlc2M+PGRlc2MgaWQ9ImRlc2MzMTciPjEzNTwvZGVzYz48ZGVzYyBpZD0iZGVzYzMxOSI+MTM0PC9kZXNjPjxkZXNjIGlkPSJkZXNjMzIxIj4xMTM8L2Rlc2M+PGRlc2MgY2xhc3M9IlRleHRQb3J0aW9uIiBpZD0iZGVzYzMyMyI+dHlwZTogVGV4dDsgY29udGVudDogPCFbQ0RBVEFbXV0+OyA8L2Rlc2M+PHRzcGFuIGNsYXNzPSJUZXh0UG9zaXRpb24iIHg9IjM1MCIgeT0iMzU4NSIgaWQ9InRzcGFuMzY1Ij48dHNwYW4gZmlsbD0icmdiKDAsMCwwKSIgc3Ryb2tlPSJub25lIiBpZD0idHNwYW4zMjUiPjwhW0NEQVRBW11dPjwvdHNwYW4+PGRlc2MgaWQ9ImRlc2MzMjciPjUxMjogWFRFWFRfRU9DPC9kZXNjPjxkZXNjIGlkPSJkZXNjMzI5Ij41MTI6IFhURVhUX0VPQzwvZGVzYz48ZGVzYyBpZD0iZGVzYzMzMSI+NTEyOiBYVEVYVF9FT1c8L2Rlc2M+PGRlc2MgaWQ9ImRlc2MzMzMiPjUxMjogWFRFWFRfRU9DPC9kZXNjPjxkZXNjIGlkPSJkZXNjMzM1Ij41MTI6IFhURVhUX0VPQzwvZGVzYz48ZGVzYyBpZD0iZGVzYzMzNyI+NTEyOiBYVEVYVF9FT0M8L2Rlc2M+PGRlc2MgaWQ9ImRlc2MzMzkiPjUxMjogWFRFWFRfRU9DPC9kZXNjPjxkZXNjIGlkPSJkZXNjMzQxIj41MTI6IFhURVhUX0VPQzwvZGVzYz48ZGVzYyBpZD0iZGVzYzM0MyI+NTEyOiBYVEVYVF9FT0M8L2Rlc2M+PGRlc2MgaWQ9ImRlc2MzNDUiPjUxMjogWFRFWFRfRU9DPC9kZXNjPjxkZXNjIGlkPSJkZXNjMzQ3Ij41MTI6IFhURVhUX0VPQzwvZGVzYz48ZGVzYyBpZD0iZGVzYzM0OSI+NTEyOiBYVEVYVF9FT0M8L2Rlc2M+PGRlc2MgaWQ9ImRlc2MzNTEiPjUxMjogWFRFWFRfRU9DPC9kZXNjPjxkZXNjIGlkPSJkZXNjMzUzIj41MTI6IFhURVhUX0VPQzwvZGVzYz48ZGVzYyBpZD0iZGVzYzM1NSI+NTEyOiBYVEVYVF9FT0M8L2Rlc2M+PGRlc2MgaWQ9ImRlc2MzNTciPjUxMjogWFRFWFRfRU9XPC9kZXNjPjxkZXNjIGlkPSJkZXNjMzU5Ij41MTI6IFhURVhUX0VPTDwvZGVzYz48ZGVzYyBpZD0iZGVzYzM2MSI+NTEyOiBYVEVYVF9FT1A8L2Rlc2M+PGRlc2MgaWQ9ImRlc2MzNjMiPjUxMjogWFRFWFRfUEFJTlRTSEFQRV9FTkQ8L2Rlc2M+PC90c3Bhbj48L3RzcGFuPjwvdGV4dD48L2c+PC9nPjxnIGNsYXNzPSJjb20uc3VuLnN0YXIuZHJhd2luZy5UZXh0U2hhcGUiIGlkPSJnNDM1Ij48ZyBpZD0iaWQ4Ij48cmVjdCBjbGFzcz0iQm91bmRpbmdCb3giIHN0cm9rZT0ibm9uZSIgZmlsbD0ibm9uZSIgeD0iMTAwIiB5PSIzNjYwIiB3aWR0aD0iODkwMSIgaGVpZ2h0PSI3MjYiIGlkPSJyZWN0Mzc0IiAvPjxkZXNjIGlkPSJkZXNjMzc2Ij4xNTA8L2Rlc2M+PGRlc2MgaWQ9ImRlc2MzNzgiPjUxMjogWFRFWFRfUEFJTlRTSEFQRV9CRUdJTjwvZGVzYz48dGV4dCBjbGFzcz0iVGV4dFNoYXBlIiBpZD0idGV4dDQzMiI+PGRlc2MgY2xhc3M9IlBhcmFncmFwaCIgaWQ9ImRlc2MzODAiIC8+PHRzcGFuIGNsYXNzPSJUZXh0UGFyYWdyYXBoIiBmb250LWZhbWlseT0iTGliZXJhdGlvbiBTYW5zLCBzYW5zLXNlcmlmIiBmb250LXNpemU9IjQyM3B4IiBmb250LXdlaWdodD0iNDAwIiBpZD0idHNwYW40MzAiPjxkZXNjIGlkPSJkZXNjMzgyIj4xMzg8L2Rlc2M+PGRlc2MgaWQ9ImRlc2MzODQiPjEzNjwvZGVzYz48ZGVzYyBpZD0iZGVzYzM4NiI+MTM1PC9kZXNjPjxkZXNjIGlkPSJkZXNjMzg4Ij4xMzQ8L2Rlc2M+PGRlc2MgaWQ9ImRlc2MzOTAiPjExMzwvZGVzYz48ZGVzYyBjbGFzcz0iVGV4dFBvcnRpb24iIGlkPSJkZXNjMzkyIj50eXBlOiBUZXh0OyBjb250ZW50OiA8IVtDREFUQVtTaWduaWVydCB2b246IENBY2VydCBXb1QgVXNlcl1dPjsgPC9kZXNjPjx0c3BhbiBjbGFzcz0iVGV4dFBvc2l0aW9uIiB4PSIzNTAiIHk9IjQxNzAiIGlkPSJ0c3BhbjQyOCI+PHRzcGFuIGZpbGw9InJnYigwLDAsMCkiIHN0cm9rZT0ibm9uZSIgaWQ9InRzcGFuMzk0Ij48IVtDREFUQVtTaWduaWVydCB2b246IENBY2VydCBXb1QgVXNlcl1dPjwvdHNwYW4+PGRlc2MgaWQ9ImRlc2MzOTYiPjUxMjogWFRFWFRfRU9DPC9kZXNjPjxkZXNjIGlkPSJkZXNjMzk4Ij41MTI6IFhURVhUX0VPQzwvZGVzYz48ZGVzYyBpZD0iZGVzYzQwMCI+NTEyOiBYVEVYVF9FT1c8L2Rlc2M+PGRlc2MgaWQ9ImRlc2M0MDIiPjUxMjogWFRFWFRfRU9DPC9kZXNjPjxkZXNjIGlkPSJkZXNjNDA0Ij41MTI6IFhURVhUX0VPQzwvZGVzYz48ZGVzYyBpZD0iZGVzYzQwNiI+NTEyOiBYVEVYVF9FT0M8L2Rlc2M+PGRlc2MgaWQ9ImRlc2M0MDgiPjUxMjogWFRFWFRfRU9DPC9kZXNjPjxkZXNjIGlkPSJkZXNjNDEwIj41MTI6IFhURVhUX0VPQzwvZGVzYz48ZGVzYyBpZD0iZGVzYzQxMiI+NTEyOiBYVEVYVF9FT0M8L2Rlc2M+PGRlc2MgaWQ9ImRlc2M0MTQiPjUxMjogWFRFWFRfRU9DPC9kZXNjPjxkZXNjIGlkPSJkZXNjNDE2Ij41MTI6IFhURVhUX0VPQzwvZGVzYz48ZGVzYyBpZD0iZGVzYzQxOCI+NTEyOiBYVEVYVF9FT0M8L2Rlc2M+PGRlc2MgaWQ9ImRlc2M0MjAiPjUxMjogWFRFWFRfRU9XPC9kZXNjPjxkZXNjIGlkPSJkZXNjNDIyIj41MTI6IFhURVhUX0VPTDwvZGVzYz48ZGVzYyBpZD0iZGVzYzQyNCI+NTEyOiBYVEVYVF9FT1A8L2Rlc2M+PGRlc2MgaWQ9ImRlc2M0MjYiPjUxMjogWFRFWFRfUEFJTlRTSEFQRV9FTkQ8L2Rlc2M+PC90c3Bhbj48L3RzcGFuPjwvdGV4dD48L2c+PC9nPjxnIGNsYXNzPSJjb20uc3VuLnN0YXIuZHJhd2luZy5UZXh0U2hhcGUiIGlkPSJnNDg4Ij48ZyBpZD0iaWQ5Ij48cmVjdCBjbGFzcz0iQm91bmRpbmdCb3giIHN0cm9rZT0ibm9uZSIgZmlsbD0ibm9uZSIgeD0iNDgwMCIgeT0iMCIgd2lkdGg9IjQyMDEiIGhlaWdodD0iNzI2IiBpZD0icmVjdDQzNyIgLz48ZGVzYyBpZD0iZGVzYzQzOSI+MTUwPC9kZXNjPjxkZXNjIGlkPSJkZXNjNDQxIj41MTI6IFhURVhUX1BBSU5UU0hBUEVfQkVHSU48L2Rlc2M+PHRleHQgY2xhc3M9IlRleHRTaGFwZSIgaWQ9InRleHQ0ODUiIHg9IjI2NDguMzQ1IiB5PSIwIiBzdHlsZT0idGV4dC1hbGlnbjplbmQ7dGV4dC1hbmNob3I6ZW5kIj48ZGVzYyBjbGFzcz0iUGFyYWdyYXBoIiBpZD0iZGVzYzQ0MyIgLz48dHNwYW4gY2xhc3M9IlRleHRQYXJhZ3JhcGgiIGZvbnQtc2l6ZT0iNDIzcHgiIGZvbnQtd2VpZ2h0PSI0MDAiIGlkPSJ0c3BhbjQ4MyIgc3R5bGU9ImZvbnQtd2VpZ2h0OjQwMDtmb250LXNpemU6NDIzcHg7Zm9udC1mYW1pbHk6J0xpYmVyYXRpb24gU2FucycsIHNhbnMtc2VyaWY7dGV4dC1hbGlnbjplbmQ7dGV4dC1hbmNob3I6ZW5kIj48ZGVzYyBpZD0iZGVzYzQ0NSI+MTM4PC9kZXNjPjxkZXNjIGlkPSJkZXNjNDQ3Ij4xMzY8L2Rlc2M+PGRlc2MgaWQ9ImRlc2M0NDkiPjEzNTwvZGVzYz48ZGVzYyBpZD0iZGVzYzQ1MSI+MTM0PC9kZXNjPjxkZXNjIGlkPSJkZXNjNDUzIj4xMTM8L2Rlc2M+PGRlc2MgY2xhc3M9IlRleHRQb3J0aW9uIiBpZD0iZGVzYzQ1NSI+dHlwZTogVGV4dDsgY29udGVudDogOyA8L2Rlc2M+PHRzcGFuIGNsYXNzPSJUZXh0UG9zaXRpb24iIHg9Ijg3OTIuODM1IiB5PSI1MTAiIGlkPSJ0c3BhbjQ4MSIgc3R5bGU9InRleHQtYWxpZ246ZW5kO3RleHQtYW5jaG9yOmVuZCI+PHRzcGFuIGlkPSJ0c3BhbjQ1NyIgc3R5bGU9InRleHQtYWxpZ246ZW5kO3RleHQtYW5jaG9yOmVuZDtmaWxsOiMwMDAwMDA7c3Ryb2tlOm5vbmUiPjwvdHNwYW4+PGRlc2MgaWQ9ImRlc2M0NTkiPjUxMjogWFRFWFRfRU9DPC9kZXNjPjxkZXNjIGlkPSJkZXNjNDYxIj41MTI6IFhURVhUX0VPQzwvZGVzYz48ZGVzYyBpZD0iZGVzYzQ2MyI+NTEyOiBYVEVYVF9FT1c8L2Rlc2M+PGRlc2MgaWQ9ImRlc2M0NjUiPjUxMjogWFRFWFRfRU9DPC9kZXNjPjxkZXNjIGlkPSJkZXNjNDY3Ij41MTI6IFhURVhUX0VPQzwvZGVzYz48ZGVzYyBpZD0iZGVzYzQ2OSI+NTEyOiBYVEVYVF9FT0M8L2Rlc2M+PGRlc2MgaWQ9ImRlc2M0NzEiPjUxMjogWFRFWFRfRU9DPC9kZXNjPjxkZXNjIGlkPSJkZXNjNDczIj41MTI6IFhURVhUX0VPVzwvZGVzYz48ZGVzYyBpZD0iZGVzYzQ3NSI+NTEyOiBYVEVYVF9FT0w8L2Rlc2M+PGRlc2MgaWQ9ImRlc2M0NzciPjUxMjogWFRFWFRfRU9QPC9kZXNjPjxkZXNjIGlkPSJkZXNjNDc5Ij41MTI6IFhURVhUX1BBSU5UU0hBUEVfRU5EPC9kZXNjPjwvdHNwYW4+PC90c3Bhbj48L3RleHQ+PC9nPjwvZz48ZyBjbGFzcz0iY29tLnN1bi5zdGFyLmRyYXdpbmcuVGV4dFNoYXBlIiBpZD0iZzU2NyI+PGcgaWQ9ImlkMTAiPjxyZWN0IGNsYXNzPSJCb3VuZGluZ0JveCIgc3Ryb2tlPSJub25lIiBmaWxsPSJub25lIiB4PSIwIiB5PSIxIiB3aWR0aD0iOTAwMSIgaGVpZ2h0PSI3MjYiIGlkPSJyZWN0NDkwIiAvPjxkZXNjIGlkPSJkZXNjNDkyIj4xNTA8L2Rlc2M+PGRlc2MgaWQ9ImRlc2M0OTQiPjUxMjogWFRFWFRfUEFJTlRTSEFQRV9CRUdJTjwvZGVzYz48dGV4dCBjbGFzcz0iVGV4dFNoYXBlIiBpZD0idGV4dDU2NCI+PGRlc2MgY2xhc3M9IlBhcmFncmFwaCIgaWQ9ImRlc2M0OTYiIC8+PHRzcGFuIGNsYXNzPSJUZXh0UGFyYWdyYXBoIiBmb250LWZhbWlseT0iTGliZXJhdGlvbiBTYW5zLCBzYW5zLXNlcmlmIiBmb250LXNpemU9IjQyM3B4IiBmb250LXdlaWdodD0iNzAwIiBpZD0idHNwYW41NjIiPjxkZXNjIGlkPSJkZXNjNDk4Ij4xMzg8L2Rlc2M+PGRlc2MgaWQ9ImRlc2M1MDAiPjEzNjwvZGVzYz48ZGVzYyBpZD0iZGVzYzUwMiI+MTM1PC9kZXNjPjxkZXNjIGlkPSJkZXNjNTA0Ij4xMzQ8L2Rlc2M+PGRlc2MgaWQ9ImRlc2M1MDYiPjExMzwvZGVzYz48ZGVzYyBjbGFzcz0iVGV4dFBvcnRpb24iIGlkPSJkZXNjNTA4Ij50eXBlOiBUZXh0OyBjb250ZW50OiBbSU5WQUxJRF9TSUdOQVRVUkVdOyA8L2Rlc2M+PHRzcGFuIGNsYXNzPSJUZXh0UG9zaXRpb24iIHg9IjIxODAiIHk9IjUxMSIgaWQ9InRzcGFuNTYwIj48dHNwYW4gZmlsbD0icmdiKDIzOSw2NSw2MSkiIHN0cm9rZT0ibm9uZSIgaWQ9InRzcGFuNTEwIj5bSU5WQUxJRF9TSUdOQVRVUkVdPC90c3Bhbj48ZGVzYyBpZD0iZGVzYzUxMiI+NTEyOiBYVEVYVF9FT0M8L2Rlc2M+PGRlc2MgaWQ9ImRlc2M1MTQiPjUxMjogWFRFWFRfRU9DPC9kZXNjPjxkZXNjIGlkPSJkZXNjNTE2Ij41MTI6IFhURVhUX0VPVzwvZGVzYz48ZGVzYyBpZD0iZGVzYzUxOCI+NTEyOiBYVEVYVF9FT0M8L2Rlc2M+PGRlc2MgaWQ9ImRlc2M1MjAiPjUxMjogWFRFWFRfRU9DPC9kZXNjPjxkZXNjIGlkPSJkZXNjNTIyIj41MTI6IFhURVhUX0VPQzwvZGVzYz48ZGVzYyBpZD0iZGVzYzUyNCI+NTEyOiBYVEVYVF9FT0M8L2Rlc2M+PGRlc2MgaWQ9ImRlc2M1MjYiPjUxMjogWFRFWFRfRU9DPC9kZXNjPjxkZXNjIGlkPSJkZXNjNTI4Ij41MTI6IFhURVhUX0VPQzwvZGVzYz48ZGVzYyBpZD0iZGVzYzUzMCI+NTEyOiBYVEVYVF9FT0M8L2Rlc2M+PGRlc2MgaWQ9ImRlc2M1MzIiPjUxMjogWFRFWFRfRU9DPC9kZXNjPjxkZXNjIGlkPSJkZXNjNTM0Ij41MTI6IFhURVhUX0VPQzwvZGVzYz48ZGVzYyBpZD0iZGVzYzUzNiI+NTEyOiBYVEVYVF9FT0M8L2Rlc2M+PGRlc2MgaWQ9ImRlc2M1MzgiPjUxMjogWFRFWFRfRU9DPC9kZXNjPjxkZXNjIGlkPSJkZXNjNTQwIj41MTI6IFhURVhUX0VPQzwvZGVzYz48ZGVzYyBpZD0iZGVzYzU0MiI+NTEyOiBYVEVYVF9FT0M8L2Rlc2M+PGRlc2MgaWQ9ImRlc2M1NDQiPjUxMjogWFRFWFRfRU9DPC9kZXNjPjxkZXNjIGlkPSJkZXNjNTQ2Ij41MTI6IFhURVhUX0VPQzwvZGVzYz48ZGVzYyBpZD0iZGVzYzU0OCI+NTEyOiBYVEVYVF9FT0M8L2Rlc2M+PGRlc2MgaWQ9ImRlc2M1NTAiPjUxMjogWFRFWFRfRU9DPC9kZXNjPjxkZXNjIGlkPSJkZXNjNTUyIj41MTI6IFhURVhUX0VPVzwvZGVzYz48ZGVzYyBpZD0iZGVzYzU1NCI+NTEyOiBYVEVYVF9FT0w8L2Rlc2M+PGRlc2MgaWQ9ImRlc2M1NTYiPjUxMjogWFRFWFRfRU9QPC9kZXNjPjxkZXNjIGlkPSJkZXNjNTU4Ij41MTI6IFhURVhUX1BBSU5UU0hBUEVfRU5EPC9kZXNjPjwvdHNwYW4+PC90c3Bhbj48L3RleHQ+PC9nPjwvZz48L2c+PC9nPjwvZz48L2c+PC9nPjwvc3ZnPg==</loext:SignatureLineInvalidImage>
            </loext:SignatureLine>
          </xd:SignedSignatureProperties>
        </xd:SignedProperties>
        <xd:UnsignedProperties Id="idUnsignedProperties">
          <xd:UnsignedSignatureProperties>
            <xd:CertificateValues>
              <xd:EncapsulatedX509Certificate>MIIFfTCCA2WgAwIBAgIDE508MA0GCSqGSIb3DQEBCwUAMHkxEDAOBgNVBAoTB1Jvb3QgQ0ExHjAcBgNVBAsTFWh0dHA6Ly93d3cuY2FjZXJ0Lm9yZzEiMCAGA1UEAxMZQ0EgQ2VydCBTaWduaW5nIEF1dGhvcml0eTEhMB8GCSqGSIb3DQEJARYSc3VwcG9ydEBjYWNlcnQub3JnMB4XDTE4MDUxNTE1MTc1N1oXDTE4MTExMTE1MTc1N1owQDEYMBYGA1UEAxMPQ0FjZXJ0IFdvVCBVc2VyMSQwIgYJKoZIhvcNAQkBFhVzLm1laHJicm9kdEBnbWFpbC5jb20wggEiMA0GCSqGSIb3DQEBAQUAA4IBDwAwggEKAoIBAQCZzoq2pzTmipuKWtDKgbaHNBFBhOXnkS4uu5saJ7PJXIfANqu3UfDCs4I5QNAqLa/QifNVUyIkJutUjVpRTY16/JZm4Mfa0rLi7KdIV3qntY2p7DEihnRKqIzJaQW1iRMMv6ShaewK0CKsZNIzso1uUA34AT0C3kGxlJk/ackRftoFjNo8oV5ap+2B8lRH42Zo6NJSx2vdBzijnr1oVC/3AyAz+3zM+S//bu92b3ctGF0uVORobU2dyn6vBU2laq8rFhLOg9ZrHdHZ16v2S2ZzbcqJS2NhUKScpFDCgLmNMLgMHUpmdgidPYv5d4yK3imJMK8r+DvgbWnLQBPDxAmBAgMBAAGjggFFMIIBQTAMBgNVHRMBAf8EAjAAMFYGCWCGSAGG+EIBDQRJFkdUbyBnZXQgeW91ciBvd24gY2VydGlmaWNhdGUgZm9yIEZSRUUgaGVhZCBvdmVyIHRvIGh0dHA6Ly93d3cuQ0FjZXJ0Lm9yZzAOBgNVHQ8BAf8EBAMCA6gwQAYDVR0lBDkwNwYIKwYBBQUHAwQGCCsGAQUFBwMCBgorBgEEAYI3CgMEBgorBgEEAYI3CgMDBglghkgBhvhCBAEwMgYIKwYBBQUHAQEEJjAkMCIGCCsGAQUFBzABhhZodHRwOi8vb2NzcC5jYWNlcnQub3JnMDEGA1UdHwQqMCgwJqAkoCKGIGh0dHA6Ly9jcmwuY2FjZXJ0Lm9yZy9yZXZva2UuY3JsMCAGA1UdEQQZMBeBFXMubWVocmJyb2R0QGdtYWlsLmNvbTANBgkqhkiG9w0BAQsFAAOCAgEASDyX5F1bOZe+dmehkSashzd75PUDGkq5483Yg9IgS2YrB324ZE3mNPsK+TmxSSndYgnI2qIVMPSejesJ/y8UvX+9b0+mpKSU1G76kc0eMFzVM50oP89RRILwBmpwTeDu7YIqX9J1j+KaAUzWoEd3zED1yMUOhU1dgAVFaj1wy/eHxqUXL8w1EKXXGH5yMIq1MWL2fRKpLZwho4SNcTtEU01LXNj4+QGqNPJE1rIQM7AlzykhBFKdDKnJQV+rP3+i7+MfbAyB3ny5pi0ORU/fE3kl0DQOb0uBvH9steQLnAekQz+F0kEIWWtvr7xZAyvy6zS7uCAN4TPKgMol9EL67G/7bF8XoX6SZYYJCi3hek3LaaSMirdPQoMiCkX8rEwkzpA5THxFMYR4osRx06ute0Eo5AWwM3ODBYxFoHWDxYQZ0dXCXmQOyfK0Fz9COxpn/wZtRoFJYO/TopoFs0SCMtn5wLqP19obasBR65U0SbIsLANWdg1f7sUZxZ2YoWUGxqIQJFsut8JmfmIW2tT/K6NGMQ+qvbPaJj/eOlNc7ZqodJR7Nw5ARYSkKIK5KxjlIr0bVQMMTblXadTsOJUmsCHDlDB+tLubudZO3F37JgpxNVjgNT27imKWTUH71yRugdHUXnSMGUZv2uMl+Z3pe1g0DyNKziGJPyfsmieO87Q=</xd:EncapsulatedX509Certificate>
              <xd:EncapsulatedX509Certificate>MIIHPTCCBSWgAwIBAgIBADANBgkqhkiG9w0BAQQFADB5MRAwDgYDVQQKEwdSb290IENBMR4wHAYDVQQLExVodHRwOi8vd3d3LmNhY2VydC5vcmcxIjAgBgNVBAMTGUNBIENlcnQgU2lnbmluZyBBdXRob3JpdHkxITAfBgkqhkiG9w0BCQEWEnN1cHBvcnRAY2FjZXJ0Lm9yZzAeFw0wMzAzMzAxMjI5NDlaFw0zMzAzMjkxMjI5NDlaMHkxEDAOBgNVBAoTB1Jvb3QgQ0ExHjAcBgNVBAsTFWh0dHA6Ly93d3cuY2FjZXJ0Lm9yZzEiMCAGA1UEAxMZQ0EgQ2VydCBTaWduaW5nIEF1dGhvcml0eTEhMB8GCSqGSIb3DQEJARYSc3VwcG9ydEBjYWNlcnQub3JnMIICIjANBgkqhkiG9w0BAQEFAAOCAg8AMIICCgKCAgEAziLA4kZ97DYoB1CW8qAzQIxL8TtmPzHlawI229Z89vGIj053NgVBlfkJ8BLPRoZzYLdufujAWGSuzbCtRRcMY/pnCujW0r8+55jE8Ez64AO7NV1sId6eINm6zWYyN3L69wj1x81YyY7nDl7qPv4coRQKFWyGhFtkZip6qUtTefWIonvuLwphK42yfk1WpRPs6tqSnqxEQR5YYGUFZvjARL3LlPdCfgv3ZWiYUQXw8wWRBB0bF4LsyFe7w2t6iPGwcswlWyCR7BYCEo8y6RcYSNDHBS4CMEK4JZwFaz+qOqfrU0j36NK2B5jcG8Y0f3/JHIJ6BVgrCFvzOKKrF11myZjXnhCLotLddJr3cQxyYN/Nb5gznZY0dj4kepKwDpUeb+agRThHqtdB7Uq3EvbXG4OKDy7YCbZZ16oE/9KTfWgu3YtLq1i6L43qlaegw1SJpfvbi1EinbLDvhG+LJGGi5Z4rSDTii8aP8bQUWWHIbEZAWV/RRyH9XzQQUxPKZgh/TMfdQwEUfoZd9vUFBzugcMd9Zi3aQaRIt0AUMyBMawSB3s42mhb5ivUfslfrejrckzzAeVLIL+aplfKkQABi6F1ITe1Yw1nPkZPcCBnzsXWWdsC4PDSy826YreQQejdIOQpvGQpQsgi3Hia/0PsmBsJUUtaWsJx8cTLc6nloQsCAwEAAaOCAc4wggHKMB0GA1UdDgQWBBQWtTIb1Mfz4OaO873SsDrusjkY0TCBowYDVR0jBIGbMIGYgBQWtTIb1Mfz4OaO873SsDrusjkY0aF9pHsweTEQMA4GA1UEChMHUm9vdCBDQTEeMBwGA1UECxMVaHR0cDovL3d3dy5jYWNlcnQub3JnMSIwIAYDVQQDExlDQSBDZXJ0IFNpZ25pbmcgQXV0aG9yaXR5MSEwHwYJKoZIhvcNAQkBFhJzdXBwb3J0QGNhY2VydC5vcmeCAQAwDwYDVR0TAQH/BAUwAwEB/zAyBgNVHR8EKzApMCegJaAjhiFodHRwczovL3d3dy5jYWNlcnQub3JnL3Jldm9rZS5jcmwwMAYJYIZIAYb4QgEEBCMWIWh0dHBzOi8vd3d3LmNhY2VydC5vcmcvcmV2b2tlLmNybDA0BglghkgBhvhCAQgEJxYlaHR0cDovL3d3dy5jYWNlcnQub3JnL2luZGV4LnBocD9pZD0xMDBWBglghkgBhvhCAQ0ESRZHVG8gZ2V0IHlvdXIgb3duIGNlcnRpZmljYXRlIGZvciBGUkVFIGhlYWQgb3ZlciB0byBodHRwOi8vd3d3LmNhY2VydC5vcmcwDQYJKoZIhvcNAQEEBQADggIBACjH7pyCArpcgBLKNQodgW+JapnM8mgPf6fhjViVPr3yBsOQWqy1YPaZQwGjiHCcnWKdpIevZ1gNMDY75q1I08t0AoZxPuIrA2jxNGJARjtT6ij0rPtmlVOKTV39O9lg18p5aTuxZZKmxoGCXJzN600BiqXfEVWqFcofN8CCmHBh22p8lqOOLlQ+TyGpkO/cgr/c6EWtTZBzCDyUZbAEmXZ/4rzCahWqlwQ3JNgelE5tDlG+1sSPypZt90Pf6DBlJzt7u0NDY8RD97LsaMzhGY4i+5jhe1o+ATc7iwiwovOVThrLm82asduycPAtStvYsONvRUgzEv/+PDIqVPfE94rwiCPCR/5kenHA0R6mY7AHfqQv0wGP3J8rtsYIqQ+TSCX8Ev2fQtzzxD72V7DX3WnRBnc0CkvSyqD/HMaMyRa+xMwyN2hzXwj7UfdJUzYFCpUCTPJ5GhD22Dp1nPMd8aINcGeGG7MW9S/lpOt5hvk9C8JzC6WZrG/8Z7jlLwumGCSNe9FINSkYQKyTYOGWhlC0elnYjyELn8+CkcY7v2vcB5G5l1YjqrZslMZIBjzkzk6q5PYvCdxTby78dOs6Y5nCpqyJvKeyRKANihDjbPIky/qbn3BHLt4Ui9SyIAmWomTxJBzcoTWcFbLUvFUufQb1nA5V9FrWk9p2rSVzTMVD</xd:EncapsulatedX509Certificate>
            </xd:CertificateValues>
          </xd:UnsignedSignatureProperties>
        </xd:UnsignedProperties>
      </xd:QualifyingProperties>
    </Object>
  </Signature>
</document-signatures>
</file>